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292.29mm"/>
    </style:style>
    <style:style style:name="co3" style:family="table-column">
      <style:table-column-properties fo:break-before="auto" style:column-width="61.35mm"/>
    </style:style>
    <style:style style:name="co4" style:family="table-column">
      <style:table-column-properties fo:break-before="auto" style:column-width="95.39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84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/>
    </style:style>
    <style:style style:name="ce2" style:family="table-cell" style:parent-style-name="Default">
      <style:text-properties fo:color="#3399ff"/>
    </style:style>
  </office:automatic-styles>
  <office:body>
    <office:spreadsheet>
      <table:calculation-settings table:automatic-find-labels="false"/>
      <table:table table:name="dblp_conf_2006_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detection using amplitude difference features based on random forest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rrhythmia classification based on novel distance series transform of phase space trajectorie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mage features of spectral correlation function for arrhythmia classific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tomatic cardiac arrhythmia detection and classification using vectorcardiograms and complex network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stribution Entropy (DistEn): A complexity measure to detect arrhythmia from short length RR interval time serie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e coding of ECG during ventricular arrhythmias using LC-K-SVD approach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ethod for classifying cardiac arrhythmias using photoplethysmography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89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trial sources identification by causality analysis during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2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asibility of visualizing higher regions of Shannon entropy in atrial fibrillation patient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3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trial signal extraction in atrial fibrillation electrocardiograms using a tensor decomposition approach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 of the electrical patterns and structural remodeling in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0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ecurrence quantification analysis applied to spatiotemporal pattern analysis in high-density mapping of human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1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ructured prediction for differentiating between normal rhythms, ventricular tachycardia, and ventricular fibrillation in the ECG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8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Improving an Automatic Arrhythmias Recogniser Based in ECG Signal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CorsinoTAF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ic Detection of Atrial Fibrillation and Flutter - A Tachogram-based Algorithm for Mobile Device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KaiserKK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mbinatorial Detection of Arrhythmia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AllaliFIM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mbination of Convolutive Blind Signal Separation and Wavelet Decomposition to Extract the Atrial Activity in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VayaRA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avelet Sample Entropy Optimization through Optimal Mother Function Selection for Atrial Fibrillation Analysi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AlcarazR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ssessment of Noise Impact in Sample Entropy for the Non-invasive Organization Estimation of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AlcarazR10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hich Resolution for Reliable ECG P-wave Analysis in Atrial Fibrillation?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CensiCTMBCB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 Algorithm for the Detection of Atrial Fibrillation using the Pulse Oximetric Signal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CalcagniniTCMBM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upport Vector Machine and Artificial Neural Network Implementation in Embedded Systems for Real Time Arrhythmias Detec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Orozco-DuqueRZRRB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Seven-day Analysis of Atrial Fibrillation and Circadian Rhythm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Goya-EstebanSBGSR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minant Frequency, Regularity and Organization Indexes Response to Preprocessing Filter Variations on Simulated Electrograms During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Orozco-DuqueUTMSB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Spectral and Time Domain Parameters for The Classification of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BatistaF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he Role of Blood Vessels in Rabbit Propagation Dynamics and Cardiac Arrhythmias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01932-6_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eft to Right Atrial Electrophysiological Differences: Substrate for a Dominant Reentrant Source during Atrial Fibrillation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01932-6_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trial Anatomy Influences Onset and Termination of Atrial Fibrillation: A Computer Model Study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01932-6_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Cardiac Arrhythmia Detection based on Signal Variation Characteristic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08.2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tection of Long Term Variations of Heart Rate Variability in Normal Sinus Rhythm and Atrial Fibrillation ECG Data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08.2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Automatic detection of atrial fibrillation using R-R interval signal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11.60984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 point-correspondence approach to describing the distribution of image features on anatomical surfaces, with application to atrial fibrillation.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http://dx.doi.org/10.1109/ISBI.2013.6556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CERAL Anatomy3 Organ Segmentation Challenge (VISCERAL @ ISBI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style-name="ce1" office:value-type="string" calcext:value-type="string">
            <text:p>Neural network based arrhythmia classification using Heart Rate Variability signal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blp.org/rec/conf/eusipco/AslS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1" office:value-type="string" calcext:value-type="string">
            <text:p>Atrial signal extraction in atrial fibrillation ECGs exploiting spatial constraints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blp.org/rec/conf/eusipco/BonizziPZMF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High-dimensional discriminant analysis of human cardiac arrhythmias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blp.org/rec/conf/eusipco/AlwanCC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 tensor decomposition approach to noninvasive atrial activity extraction in atrial fibrillation ECG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x.doi.org/10.1109/EUSIPCO.2015.73628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pirical mode decomposition for noninvasive atrial fibrillation dominant frequency estimation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x.doi.org/10.1109/EUSIPCO.2015.73628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table:style-name="ce1" office:value-type="string" calcext:value-type="string">
            <text:p>Hybrid SVM for Multiclass Arrhythmia Classification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09.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" office:value-type="string" calcext:value-type="string">
            <text:p>Arrhythmia detection from heartbeat using k-nearest neighbor classifier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13.67325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" office:value-type="string" calcext:value-type="string">
            <text:p>Using independent component analysis to obtain feature space for reliable ECG Arrhythmia classification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14.69992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2" office:value-type="string" calcext:value-type="string">
            <text:p>Heartbeat classification for detecting arrhythmia using normalized beat morphology features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15.7359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avelet Denoising as Preprocessing Stage to Improve ICA Performance in Atrial Fibrillation Analysis.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http://dx.doi.org/10.1007/11679363_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rformance Study of Convolutive BSS Algorithms Applied to the Electrocardiogram of Atrial Fibrillation.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http://dx.doi.org/10.1007/11679363_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Evaluation of Propofol Effects in Atrial Fibrillation Using Principal and Independent Component Analysis.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http://dx.doi.org/10.1007/978-3-540-74494-8_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ictionary learning for the sparse modelling of atrial fibrillation in ECG signals.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http://dx.doi.org/10.1109/ICASSP.2009.49596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ime-frequency analysis compensating missing data for Atrial Fibrillation ECG assessment.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http://dx.doi.org/10.1109/ICASSP.2011.59464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 Real-Time Cardiac Arrhythmia Classification System with Wearable Electrocardiogram.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http://dx.doi.org/10.1109/BSN.2011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2" office:value-type="string" calcext:value-type="string">
            <text:p>Arrhythmia discrimination using a smart phone.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http://dx.doi.org/10.1109/BSN.2013.65754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Arrhythmia classification using RR intervals: Improvement with sinusoidal regression feature.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http://dx.doi.org/10.1109/BSN.2015.72993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1" office:value-type="string" calcext:value-type="string">
            <text:p>Graph search based detection of periodic activations in complex periodic signals: Application in atrial fibrillation electrograms.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http://dx.doi.org/10.1109/CCECE.2015.71293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ctivation detection of intracardiac electrogram during atrial fibrillation based on the variance equality test.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http://dx.doi.org/10.1109/CCECE.2015.71293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ocalization of the ectopic spiral electrical source using intracardiac electrograms during atrial fibrillation.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http://dx.doi.org/10.1109/CCECE.2015.71293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he Computation of Atrial Fibrillation Chaos Characteristics Based on Wavelet Analysis.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http://dx.doi.org/10.1007/978-3-540-74171-8_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Computing (ICI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 Effective ECG Arrhythmia Classification Algorithm.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http://dx.doi.org/10.1007/978-3-642-24553-4_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Computing (ICIC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Ventricular Tachycardia and Fibrillation Based on the Lempel-Ziv Complexity and EMD.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http://dx.doi.org/10.1007/978-3-319-09330-7_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Computing (ICI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lication of expert system for arrhythmia analysis.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http://dblp.org/rec/conf/icwet/DhokL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 Workshop on Emerging Trends in Technology (ICWE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mparison of unsupervised Arrhythmia classification techniques.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http://dblp.org/rec/conf/icwet/KaurSA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 Workshop on Emerging Trends in Technology (ICWE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-R interval based paroxysmal atrial fibrillation analysis.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http://dblp.org/rec/conf/icwet/KadgeP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 Workshop on Emerging Trends in Technology (ICWET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rrhythmia classification by Local Fractional Fourier Transform.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http://dx.doi.org/10.1109/SIU.2013.6531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ia Informatica Universali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ardiac arrhythmia analysis using Hidden Markov Model and murmur diagnosis.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http://dx.doi.org/10.1109/SIU.2014.68306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ia Informatica Universali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paroxysmal atrial fibrillation patients with SD1, SD2 and CCM features.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http://dx.doi.org/10.1109/SIU.2014.68302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ia Informatica Universali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 autometic system for ECG arrhythmias classification.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ttp://dx.doi.org/10.1109/ICSMC.2011.60840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daptive Multilayer Generalized Learning Vector Quantization (AMGLVQ) as new algorithm with integrating feature extraction and classification for Arrhythmia heartbeats classification.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ttp://dx.doi.org/10.1109/ICSMC.2012.63776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sing neural networks to predict cardiac arrhythmias.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ttp://dx.doi.org/10.1109/ICSMC.2012.63777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n Ensemble Model for Mobile Device based Arrhythmia Detection.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://dblp.org/rec/conf/bcb/LiGGZ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classification using nearest neighbor search with principal component analysis.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://dblp.org/rec/conf/bcb/SunPK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el Bayesian classifier discriminant function optimization strategies for arrhythmia classification.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http://dx.doi.org/10.1109/BHI.2014.6864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atrial fibrillation episodes using short ECG segments.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http://dx.doi.org/10.1109/BHI.2014.6864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Atrio-Ventricular Reentrant Tachycardia using intracardiac signals.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http://dx.doi.org/10.1109/BIBE.2013.67015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alse alarm suppression in early prediction of cardiac arrhythmia.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http://dx.doi.org/10.1109/BIBE.2015.73676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tection of paroxysmal atrial fibrillation subjects based on circadian rhythm parameters of heart rate variability.</text:p>
          </table:table-cell>
          <table:table-cell office:value-type="string" calcext:value-type="string">
            <text:p>BIBM Workshops</text:p>
          </table:table-cell>
          <table:table-cell office:value-type="string" calcext:value-type="string">
            <text:p>http://dx.doi.org/10.1109/BIBMW.2011.61125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tracavitary signal analysis for atrial fibrillation prediction.</text:p>
          </table:table-cell>
          <table:table-cell office:value-type="string" calcext:value-type="string">
            <text:p>BIBM Workshops</text:p>
          </table:table-cell>
          <table:table-cell office:value-type="string" calcext:value-type="string">
            <text:p>http://dx.doi.org/10.1109/BIBMW.2012.64702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 Genetic Programming Approach for Classification of the Spontaneous Termination of Atrial Fibrillation.</text:p>
          </table:table-cell>
          <table:table-cell office:value-type="string" calcext:value-type="string">
            <text:p>BIOCOMP</text:p>
          </table:table-cell>
          <table:table-cell office:value-type="string" calcext:value-type="string">
            <text:p>http://dblp.org/rec/conf/biocomp/ValenzuelaRRCR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informatics &amp; Computational Biology (BIOCOM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eart Arrhythmia Diagnosis By ECG Signal Analysis with Wavelet and Neural Network.</text:p>
          </table:table-cell>
          <table:table-cell office:value-type="string" calcext:value-type="string">
            <text:p>BIOCOMP</text:p>
          </table:table-cell>
          <table:table-cell office:value-type="string" calcext:value-type="string">
            <text:p>http://dblp.org/rec/conf/biocomp/HosseiniG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informatics &amp; Computational Biology (BIOCOM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ast Pattern Classification of Ventricular Arrhythmias Using Graphics Processing Units.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http://dx.doi.org/10.1007/978-3-642-10268-4_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eliable Atrial Activity Extraction from ECG Atrial Fibrillation Signals.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http://dx.doi.org/10.1007/978-3-642-25085-9_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telligent Arrhythmia Detection Using Genetic Algorithm and Emphatic SVM (ESVM).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http://dx.doi.org/10.1109/EMS.2009.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bedded Software (EMSOFT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CG Arrhythmia Classification with Support Vector Machines and Genetic Algorithm.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http://dx.doi.org/10.1109/EMS.2009.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bedded Software (EMSOFT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uzzy logic based system for classification of atrial fibrillation cardiac arrhythmias.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http://dx.doi.org/10.1109/ICECS.2006.379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nvironmental and Computer Science (ICECS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trial Fibrillation Analysis Based on Blind Source Separation in 12-Lead ECG Data.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http://dx.doi.org/10.1007/978-3-642-13923-9_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bile Business (ICMB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Ventricular Fibrillation Detection by an Improved Time Domain Algorithm Combined with SVM.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http://dx.doi.org/10.1109/ICMB.2014.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bile Business (ICMB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tection of Atrial Fibrillation using model-based ECG analysis.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http://dx.doi.org/10.1109/ICPR.2008.47617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uzzy Support Vector Machines for ECG Arrhythmia Detection.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http://dx.doi.org/10.1109/ICPR.2010.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 Component Analysis of Body Surface Potential Mapping Recordings with Atrial Fibrillation.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http://dx.doi.org/10.1109/IJCNN.2006.24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Hybrid system for cardiac arrhythmia classification with fuzzy k-nearest neighbors and Multi Layer Perceptrons combined by a fuzzy inference system.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http://dx.doi.org/10.1109/IJCNN.2010.55975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ic Detection of Arrhythmias Using Wavelets and Self-Organized Artificial Neural Networks.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http://dx.doi.org/10.1109/ISDA.2009.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n FPGA Based Arrhythmia Recognition System for Wearable Applications.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http://dx.doi.org/10.1109/ISDA.2009.2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ardiac Arrhythmia Classification Using a combination of Quadratic Spline-Based Wavelet Transform and Artificial Neural Classification Network.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http://dblp.org/rec/conf/iwbbio/GnecchiMAERD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Bioinformatics and Biomedical Engineering (IWBBI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 Analysis of Atrial Activity Morphology to Study Atrial Fibrillation Recurrences after Ablation Procedure.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http://dx.doi.org/10.1007/978-3-319-16483-0_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Bioinformatics and Biomedical Engineering (IWBBIO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pplication of Artificial Metaplasticity Neural Networks to Cardiac Arrhythmias Classification.</text:p>
          </table:table-cell>
          <table:table-cell office:value-type="string" calcext:value-type="string">
            <text:p>IWINAC</text:p>
          </table:table-cell>
          <table:table-cell office:value-type="string" calcext:value-type="string">
            <text:p>http://dblp.org/rec/conf/iwinac/BenchaibMTA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the Interplay Between Natural and Artificial Computation (IWINA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tificial Metaplasticity: Application to MIT-BIH Arrhythmias Database.</text:p>
          </table:table-cell>
          <table:table-cell office:value-type="string" calcext:value-type="string">
            <text:p>IWINAC</text:p>
          </table:table-cell>
          <table:table-cell office:value-type="string" calcext:value-type="string">
            <text:p>http://dx.doi.org/10.1007/978-3-319-18914-7_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the Interplay Between Natural and Artificial Computation (IWINA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rhythmia classification from wavelet feature on FGPA.</text:p>
          </table:table-cell>
          <table:table-cell office:value-type="string" calcext:value-type="string">
            <text:p>MHS</text:p>
          </table:table-cell>
          <table:table-cell office:value-type="string" calcext:value-type="string">
            <text:p>http://dx.doi.org/10.1109/MHS.2011.61022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-NanoMechatronics and Human Science (MHS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rhythmia heart beats classification using mahalanobis Generalized Learning Vector Quantization (Mahalanobis GLVQ).</text:p>
          </table:table-cell>
          <table:table-cell office:value-type="string" calcext:value-type="string">
            <text:p>MHS</text:p>
          </table:table-cell>
          <table:table-cell office:value-type="string" calcext:value-type="string">
            <text:p>http://dx.doi.org/10.1109/MHS.2011.6102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-NanoMechatronics and Human Science (MH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n ECG Analysis Interactive Training System for Understanding Arrhythmias.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http://dx.doi.org/10.3233/978-1-60750-044-5-9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 Informatics Europe (MI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valuation of compliance with recommendations of prevention of thromboembolism in atrial fibrillation in the elderly, by data reuse of electronic health records.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http://dx.doi.org/10.3233/978-1-61499-512-8-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 Informatics Europe (MIE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 method for time-domain analysis of respiratory sinus arrhythmia.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http://dx.doi.org/10.1109/MIPRO.2014.68595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vention on Information and Communication Technology, Electronics and Microelectronics (MIPR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eliminary study on detection of atrial fibrillation during oscillometric blood pressure measurement.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http://dx.doi.org/10.1109/MIPRO.2015.71604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vention on Information and Communication Technology, Electronics and Microelectronics (MIPRO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 Framework for the Pre-clinical Validation of LBM-EP for the Planning and Guidance of Ventricular Tachycardia Ablation.</text:p>
          </table:table-cell>
          <table:table-cell office:value-type="string" calcext:value-type="string">
            <text:p>STACOM</text:p>
          </table:table-cell>
          <table:table-cell office:value-type="string" calcext:value-type="string">
            <text:p>http://dx.doi.org/10.1007/978-3-642-54268-8_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istical Model of Paroxysmal Atrial Fibrillation Catheter Ablation Targets for Pulmonary Vein Isolation.</text:p>
          </table:table-cell>
          <table:table-cell office:value-type="string" calcext:value-type="string">
            <text:p>STACOM</text:p>
          </table:table-cell>
          <table:table-cell office:value-type="string" calcext:value-type="string">
            <text:p>http://dx.doi.org/10.1007/978-3-319-14678-2_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edicting Postoperative Atrial Fibrillation from Independent ECG Components.</text:p>
          </table:table-cell>
          <table:table-cell office:value-type="string" calcext:value-type="string">
            <text:p>AAAI</text:p>
          </table:table-cell>
          <table:table-cell office:value-type="string" calcext:value-type="string">
            <text:p>http://dblp.org/rec/conf/aaai/ChiaBKSS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I Workshop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odeling of Radiofrequency Ablation Lesions for Image-Guided Arrhythmia Therapy: A Preliminary ex vivo Demonstration.</text:p>
          </table:table-cell>
          <table:table-cell office:value-type="string" calcext:value-type="string">
            <text:p>AE-CAI</text:p>
          </table:table-cell>
          <table:table-cell office:value-type="string" calcext:value-type="string">
            <text:p>http://dx.doi.org/10.1007/978-3-642-38085-3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erence on Artificial Intelligence Applications (CAI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telligent Electrocardiogram Monitoring System for Early Arrhythmia Detection.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http://dx.doi.org/10.1109/AINA.2014.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d Information Networking and Applications (AINA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iscrimination of Ventricular Arrhythmias Using NEWFM.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http://dx.doi.org/10.1007/978-3-540-68636-1_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Information Retrieval Symposium (AIRS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ryo-Balloon Catheter Tracking in Atrial Fibrillation Ablation Procedures.</text:p>
          </table:table-cell>
          <table:table-cell office:value-type="string" calcext:value-type="string">
            <text:p>Bildverarbeitung für die Medizin</text:p>
          </table:table-cell>
          <table:table-cell office:value-type="string" calcext:value-type="string">
            <text:p>http://dx.doi.org/10.1007/978-3-642-28502-8_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 energy efficient model for monitoring and detecting atrial fibrillation in wearable computing.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http://dx.doi.org/10.4108/icst.bodynets.2012.249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Body Area Networks (BODYNET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ntropy-Based Data Mining on the Example of Cardiac Arrhythmia Suppression.</text:p>
          </table:table-cell>
          <table:table-cell office:value-type="string" calcext:value-type="string">
            <text:p>Brain Informatics and Health</text:p>
          </table:table-cell>
          <table:table-cell office:value-type="string" calcext:value-type="string">
            <text:p>http://dx.doi.org/10.1007/978-3-319-09891-3_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in Informatics and Health (BI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tection of Ventricular Fibrillation by Support Vector Machine Algorithm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ttp://dblp.org/rec/conf/car/LiZZ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OCON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rsonal Heart Monitoring System Using Smart Phones To Detect Life Threatening Arrhythmias.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http://dx.doi.org/10.1109/CBMS.2006.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eart rate measurement system using mobile devices to alert arrhythmias.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http://dx.doi.org/10.1109/ICEEE.2015.7357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s &amp; Chemical Engineering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oxysmal Atrial Fibrillation diagnosis based on feature extraction and classification.</text:p>
          </table:table-cell>
          <table:table-cell office:value-type="string" calcext:value-type="string">
            <text:p>CIBCB</text:p>
          </table:table-cell>
          <table:table-cell office:value-type="string" calcext:value-type="string">
            <text:p>http://dx.doi.org/10.1109/CIBCB.2010.5510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ational Intelligence in Bioinformatics and Computational Biology (CIBCB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emature Ventricular Contraction Arrhythmia Detection and Classification with Gaussian Process and S Transform.</text:p>
          </table:table-cell>
          <table:table-cell office:value-type="string" calcext:value-type="string">
            <text:p>CICSyN</text:p>
          </table:table-cell>
          <table:table-cell office:value-type="string" calcext:value-type="string">
            <text:p>http://dx.doi.org/10.1109/CICSYN.2013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ational Intelligence, Communication Systems and Networks (CICSyN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Simulation of Cathode Ablation for Atrial Fibrillation.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http://dx.doi.org/10.1109/CIT.2014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nal of Computing and Information Technolog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oposal of asymmetric multi-classifier of arrhythmias.</text:p>
          </table:table-cell>
          <table:table-cell office:value-type="string" calcext:value-type="string">
            <text:p>CLEI</text:p>
          </table:table-cell>
          <table:table-cell office:value-type="string" calcext:value-type="string">
            <text:p>http://dx.doi.org/10.1109/CLEI.2012.6427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I electronic journa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ninvasive Electrocardiographic Imaging of Cardiac Arrhythmias: Enhance the Diagnosis of Bundle Branch Block.</text:p>
          </table:table-cell>
          <table:table-cell office:value-type="string" calcext:value-type="string">
            <text:p>CLIP@MICCAI</text:p>
          </table:table-cell>
          <table:table-cell office:value-type="string" calcext:value-type="string">
            <text:p>http://dx.doi.org/10.1007/978-3-319-13909-8_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CG identification of arrhythmias by using an associative Petri net.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http://dx.doi.org/10.1109/CLUSTER.2013.6702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luster Computing (CLUSTER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Hybrid Classification Engine for Cardiac Arrhythmia Cloud Service in Elderly Healthcare Management.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http://dblp.org/rec/conf/dms/0002CLCK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Management for Sensor Networks (DMSN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dividualized arrhythmia detection with ECG signals from wearable devices.</text:p>
          </table:table-cell>
          <table:table-cell office:value-type="string" calcext:value-type="string">
            <text:p>DSAA</text:p>
          </table:table-cell>
          <table:table-cell office:value-type="string" calcext:value-type="string">
            <text:p>http://dx.doi.org/10.1109/DSAA.2014.7058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Data Science and Advanced Analytics (DSAA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Arrhythmia Types Using Cartesian Genetic Programming Evolved Artificial Neural Networks.</text:p>
          </table:table-cell>
          <table:table-cell office:value-type="string" calcext:value-type="string">
            <text:p>EANN</text:p>
          </table:table-cell>
          <table:table-cell office:value-type="string" calcext:value-type="string">
            <text:p>http://dx.doi.org/10.1007/978-3-642-41013-0_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ngineering Applications of Neural Networks (EANN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ontinuous Monitoring of Children with Suspected Cardiac Arrhythmias.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http://dx.doi.org/10.1007/978-3-642-00413-1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eHealth (ECEH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ootstrap feature selection in support vector machines for ventricular fibrillation detection.</text:p>
          </table:table-cell>
          <table:table-cell office:value-type="string" calcext:value-type="string">
            <text:p>ESANN</text:p>
          </table:table-cell>
          <table:table-cell office:value-type="string" calcext:value-type="string">
            <text:p>http://dblp.org/rec/conf/esann/AtienzaRCMG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uropean Symposium on Artificial Neural Networks (ESANN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oint Reconstruction and Registration Using Level Sets: Application to the Computer-Aided Ablation of Atrial Fibrillation.</text:p>
          </table:table-cell>
          <table:table-cell office:value-type="string" calcext:value-type="string">
            <text:p>FBIT</text:p>
          </table:table-cell>
          <table:table-cell office:value-type="string" calcext:value-type="string">
            <text:p>http://dx.doi.org/10.1109/FBIT.2007.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iers in the Convergence of Bioscience and Information Technologies (FBIT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tecting Ventricular Arrhythmias by NEWFM.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http://dx.doi.org/10.1109/GRC.2008.4664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Granular Computing (Gr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rhythmias classification using the fractal behavior of the power spectrum density of the QRS complex and ANN.</text:p>
          </table:table-cell>
          <table:table-cell office:value-type="string" calcext:value-type="string">
            <text:p>HPCS</text:p>
          </table:table-cell>
          <table:table-cell office:value-type="string" calcext:value-type="string">
            <text:p>http://dx.doi.org/10.1109/HPCS.2010.5547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High Performance Computing &amp; Simulation (HPC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mparison of Feature Reduction Methods in the Task of Arrhythmia Classification.</text:p>
          </table:table-cell>
          <table:table-cell office:value-type="string" calcext:value-type="string">
            <text:p>IBICA</text:p>
          </table:table-cell>
          <table:table-cell office:value-type="string" calcext:value-type="string">
            <text:p>http://dx.doi.org/10.1007/978-3-319-08156-4_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novations in Bio-inspired Computing and Applications (IBICA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rogyam: Arrhythmia Detection for Ambulatory Patient Monitoring.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http://dx.doi.org/10.1007/978-3-642-14825-5_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3D Imaging (IC3D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iagnosis of Cardiac Arrhythmia Using Fuzzy Immune Approach.</text:p>
          </table:table-cell>
          <table:table-cell office:value-type="string" calcext:value-type="string">
            <text:p>ICANNGA</text:p>
          </table:table-cell>
          <table:table-cell office:value-type="string" calcext:value-type="string">
            <text:p>http://dx.doi.org/10.1007/978-3-642-20267-4_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aptive and Natural Computing Algorithms (ICANNG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PGA-in-the-loop co-simulation of reentrant arrhythmia mechanism in one dimensional (1D) ring-shaped based on FitzHugh-Nagumo model.</text:p>
          </table:table-cell>
          <table:table-cell office:value-type="string" calcext:value-type="string">
            <text:p>ICCSCE</text:p>
          </table:table-cell>
          <table:table-cell office:value-type="string" calcext:value-type="string">
            <text:p>http://dx.doi.org/10.1109/ICCSCE.2014.70727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ontrol System, Computing and Engineering (ICCSCE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rrhythmias Classification with MLP Neural Network and Statistical Analysis.</text:p>
          </table:table-cell>
          <table:table-cell office:value-type="string" calcext:value-type="string">
            <text:p>ICETET</text:p>
          </table:table-cell>
          <table:table-cell office:value-type="string" calcext:value-type="string">
            <text:p>http://dblp.org/rec/conf/icetet/RautD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erging Trends in Engineering &amp; Technology (ICETET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 Mobile Health System to Identify the Onset of Paroxysmal Atrial Fibrillation.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http://dx.doi.org/10.1109/ICHI.2015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ultural Heritage Informatics Meeting (ICHIM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sing evolutionary algorithms for ECG Arrhythmia detection and classification.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http://dblp.org/rec/conf/icnc/WaseemJRF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atural Computation (ICN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omparison of PVC Arrhythmia Detection Via Neural Networks and ANFIS.</text:p>
          </table:table-cell>
          <table:table-cell office:value-type="string" calcext:value-type="string">
            <text:p>ICNSC</text:p>
          </table:table-cell>
          <table:table-cell office:value-type="string" calcext:value-type="string">
            <text:p>http://dx.doi.org/10.1109/ICNSC.2008.4525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tworking, Sensing and Control (ICNSC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entricular Tachycardia/Fibrillation Detection Algorithm for 24/7 Personal Wireless Heart Monitoring.</text:p>
          </table:table-cell>
          <table:table-cell office:value-type="string" calcext:value-type="string">
            <text:p>ICOST</text:p>
          </table:table-cell>
          <table:table-cell office:value-type="string" calcext:value-type="string">
            <text:p>http://dx.doi.org/10.1007/978-3-540-73035-4_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omes and Health Telematics (ICOST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Classification Using Biosignal Analysis and Machine Learning Techniques.</text:p>
          </table:table-cell>
          <table:table-cell office:value-type="string" calcext:value-type="string">
            <text:p>ICSH</text:p>
          </table:table-cell>
          <table:table-cell office:value-type="string" calcext:value-type="string">
            <text:p>http://dx.doi.org/10.1007/978-3-319-29175-8_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ealth (ICSH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 method for detecting arrhythmia using a RR interval from ECG data in U-Health system.</text:p>
          </table:table-cell>
          <table:table-cell office:value-type="string" calcext:value-type="string">
            <text:p>ICUIMC</text:p>
          </table:table-cell>
          <table:table-cell office:value-type="string" calcext:value-type="string">
            <text:p>http://dblp.org/rec/conf/icuimc/KimKH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Ubiquitous Information Management and Communication (IMCOM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sign of an Optimal Modular LVQ Network for Classification of Arrhythmias Based on a Variable Training-Test Datasets Strategy.</text:p>
          </table:table-cell>
          <table:table-cell office:value-type="string" calcext:value-type="string">
            <text:p>IEEE Conf. on Intelligent Systems</text:p>
          </table:table-cell>
          <table:table-cell office:value-type="string" calcext:value-type="string">
            <text:p>http://dx.doi.org/10.1007/978-3-319-11310-4_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Intelligent Systems (I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 of Statistical Methods for Automatic Detection of Congestive Heart Failure and Atrial Fibrillation with Short RR Interval Time Series.</text:p>
          </table:table-cell>
          <table:table-cell office:value-type="string" calcext:value-type="string">
            <text:p>IMIS</text:p>
          </table:table-cell>
          <table:table-cell office:value-type="string" calcext:value-type="string">
            <text:p>http://dx.doi.org/10.1109/IMIS.2015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novative Mobile and Internet Services in Ubiquitous Computing (IMI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uzzy Partition Rules for Heart Arrhythmia Detection.</text:p>
          </table:table-cell>
          <table:table-cell office:value-type="string" calcext:value-type="string">
            <text:p>INCoS</text:p>
          </table:table-cell>
          <table:table-cell office:value-type="string" calcext:value-type="string">
            <text:p>http://dx.doi.org/10.1109/INCoS.2015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SE Italia Conference on Systems Engineering (CIIS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lassifying tachycardias via high dimensional linear discriminant function and perceptron with mult-piece domain activation function.</text:p>
          </table:table-cell>
          <table:table-cell office:value-type="string" calcext:value-type="string">
            <text:p>INDIN</text:p>
          </table:table-cell>
          <table:table-cell office:value-type="string" calcext:value-type="string">
            <text:p>http://dx.doi.org/10.1109/INDIN.2015.7281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dustrial Informatics (INDIN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emature ventricular contractions, a typical extra-systole arrhythmia, lowers the scaling exponent: DFA as a beneficial biomedical computation.</text:p>
          </table:table-cell>
          <table:table-cell office:value-type="string" calcext:value-type="string">
            <text:p>Int. Conf. Interaction Sciences</text:p>
          </table:table-cell>
          <table:table-cell office:value-type="string" calcext:value-type="string">
            <text:p>http://dblp.org/rec/conf/interaction/YazawaK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raction Sciences (ICIS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ardiac Arrhythmia Classification Using KNN and Naive Bayes Classifiers Optimized with Differential Evolution (DE) and Particle Swarm Optimization (PSO).</text:p>
          </table:table-cell>
          <table:table-cell office:value-type="string" calcext:value-type="string">
            <text:p>Intelligent Environments</text:p>
          </table:table-cell>
          <table:table-cell office:value-type="string" calcext:value-type="string">
            <text:p>http://dx.doi.org/10.3233/978-1-61499-286-8-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Environments (IE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entricular Arrhythmia Nonlinear Analysis.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http://dx.doi.org/10.1109/IPC.2007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Professional Communication Conference (IPCC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ask-space motion planning of MRI-actuated catheters for catheter ablation of atrial fibrillation.</text:p>
          </table:table-cell>
          <table:table-cell office:value-type="string" calcext:value-type="string">
            <text:p>IROS</text:p>
          </table:table-cell>
          <table:table-cell office:value-type="string" calcext:value-type="string">
            <text:p>http://dx.doi.org/10.1109/IROS.2014.6943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/RJS International Conference on Intelligent RObots and Systems (IRO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 400 mV atrial fibrillation detector with 0.56 pJ/operation in 65nm CMOS.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http://dx.doi.org/10.1109/ISCAS.2015.7169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ximum Margin Clustering Method Based on Immune Evolution for Electrocardiogram Arrhythmias Diagnosis.</text:p>
          </table:table-cell>
          <table:table-cell office:value-type="string" calcext:value-type="string">
            <text:p>ISCID</text:p>
          </table:table-cell>
          <table:table-cell office:value-type="string" calcext:value-type="string">
            <text:p>http://dx.doi.org/10.1109/ISCID.2011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putational Intelligence and Design (ISCID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eliable Detection of Malignant Ventricular Arrhythmias Based on Complex Network Theory.</text:p>
          </table:table-cell>
          <table:table-cell office:value-type="string" calcext:value-type="string">
            <text:p>IScIDE</text:p>
          </table:table-cell>
          <table:table-cell office:value-type="string" calcext:value-type="string">
            <text:p>http://dx.doi.org/10.1007/978-3-642-36669-7_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o-foreign-interchange Workshop on Intelligent Science and Intelligent Data Engineering (IScIDE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n real-time arrhythmia detection in ECG monitors using antidictionary coding.</text:p>
          </table:table-cell>
          <table:table-cell office:value-type="string" calcext:value-type="string">
            <text:p>ISITA</text:p>
          </table:table-cell>
          <table:table-cell office:value-type="string" calcext:value-type="string">
            <text:p>http://dblp.org/rec/conf/isita/OtaM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Information Theory and its Applications (ISITA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trial Arrhythmias Detection Based on Neural Network Combining Fuzzy Classifiers.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http://dx.doi.org/10.1007/978-3-540-72393-6_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 20µW intra-cardiac signal-processing IC with 82dB bio-impedance measurement dynamic range and analog feature extraction for ventricular fibrillation detection.</text:p>
          </table:table-cell>
          <table:table-cell office:value-type="string" calcext:value-type="string">
            <text:p>ISSCC</text:p>
          </table:table-cell>
          <table:table-cell office:value-type="string" calcext:value-type="string">
            <text:p>http://dx.doi.org/10.1109/ISSCC.2013.6487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olid-State Circuits Conference (ISSCC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etection of an electrocardiogram R wave based on the multiscale products : MIT/BIH arrhythmia and Qt databases evaluation.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http://dx.doi.org/10.1109/ISSPA.2007.4555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uperiority Real-Time Cardiac Arrhythmias Detection Using Trigger Learning Method.</text:p>
          </table:table-cell>
          <table:table-cell office:value-type="string" calcext:value-type="string">
            <text:p>ITBAM</text:p>
          </table:table-cell>
          <table:table-cell office:value-type="string" calcext:value-type="string">
            <text:p>http://dx.doi.org/10.1007/978-3-642-23208-4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Technology in Bio- and Medical Informatics (ITBAM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CG based system for arrhythmia detection and patient identification.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http://dx.doi.org/10.2498/iti.2013.0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Technology Interfaces (ITI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 New Neural Network with Adaptive Activation Function for Classification of ECG Arrhythmias.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http://dx.doi.org/10.1007/978-3-540-74819-9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nt and Multi-Agent Systems: Technologies and Applications (KES-AMSTA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arly Experiences from a Guideline-based Computerized Clinical Decision Support for Stroke Prevention in Atrial Fibrillation.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http://dx.doi.org/10.3233/978-1-61499-289-9-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CG-based prediction of ventricular fibrillation by means of the PCA.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http://dx.doi.org/10.1109/MeMeA.2014.6860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 Neuro-Genetic System for Cardiac Arrhythmia Classification.</text:p>
          </table:table-cell>
          <table:table-cell office:value-type="string" calcext:value-type="string">
            <text:p>MLDM</text:p>
          </table:table-cell>
          <table:table-cell office:value-type="string" calcext:value-type="string">
            <text:p>http://dx.doi.org/10.1007/978-3-319-08979-9_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actions on Machine Learning and Data Mining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parse spectral analysis of atrial fibrillation electrograms.</text:p>
          </table:table-cell>
          <table:table-cell office:value-type="string" calcext:value-type="string">
            <text:p>MLSP</text:p>
          </table:table-cell>
          <table:table-cell office:value-type="string" calcext:value-type="string">
            <text:p>http://dx.doi.org/10.1109/MLSP.2012.6349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Machine Learning for Signal Processing (MLSP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oward Modeling of Radio-frequency Ablation Lesions for Image-guided Left Atrial Fibrillation Therapy: Model Formulation and Preliminary Evaluation.</text:p>
          </table:table-cell>
          <table:table-cell office:value-type="string" calcext:value-type="string">
            <text:p>MMVR</text:p>
          </table:table-cell>
          <table:table-cell office:value-type="string" calcext:value-type="string">
            <text:p>http://dx.doi.org/10.3233/978-1-61499-209-7-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ine Meets Virtual Reality (MMVR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Risk Factor Interactions and Genetic Effects Associated with Post-Operative Atrial Fibrillation.</text:p>
          </table:table-cell>
          <table:table-cell office:value-type="string" calcext:value-type="string">
            <text:p>Pacific Symposium on Biocomputing</text:p>
          </table:table-cell>
          <table:table-cell office:value-type="string" calcext:value-type="string">
            <text:p>http://dblp.org/rec/conf/psb/MotsingerDBRR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 Symposium on Biocomputing (PSB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xtracting Fuzzy Rules for Detecting Ventricular Arrhythmias Based on NEWFM.</text:p>
          </table:table-cell>
          <table:table-cell office:value-type="string" calcext:value-type="string">
            <text:p>PAKDD</text:p>
          </table:table-cell>
          <table:table-cell office:value-type="string" calcext:value-type="string">
            <text:p>http://dx.doi.org/10.1007/978-3-642-01307-2_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-Asia Conference on Knowledge Discovery and Data Mining (PAKDD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 risk and Incidence Based Atrial Fibrillation Detection Scheme for wearable healthcare computing devices.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http://dx.doi.org/10.4108/icst.pervasivehealth.2012.248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 wireless system for monitoring of children with suspected cardiac arrhythmias.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http://dblp.org/rec/conf/petra/KyriacouPKPPJHV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ransductive Support Vector Machines for Risk Recognition of Sustained Ventricular Tachycardia and Flicker after Myocardial Infarction.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ttp://dblp.org/rec/conf/pris/JankowskiPSO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tern Recognition in Information Systems (PRI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emplate based classification of cardiac Arrhythmia in ECG data.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http://dx.doi.org/10.1109/ReTIS.2015.7232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Recent Trends in Information Systems (ReTI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tecting ventricular fibrillation by fast algorithm of dynamic sample entropy.</text:p>
          </table:table-cell>
          <table:table-cell office:value-type="string" calcext:value-type="string">
            <text:p>ROBIO</text:p>
          </table:table-cell>
          <table:table-cell office:value-type="string" calcext:value-type="string">
            <text:p>http://dx.doi.org/10.1109/ROBIO.2009.54207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Robotics and Biomimetics (ROBI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nhanced time-domain detection of the activation frequency of atrial fibrillation.</text:p>
          </table:table-cell>
          <table:table-cell office:value-type="string" calcext:value-type="string">
            <text:p>SACI</text:p>
          </table:table-cell>
          <table:table-cell office:value-type="string" calcext:value-type="string">
            <text:p>http://dx.doi.org/10.1109/SACI.2014.6840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Applied Computational Intelligence and Informatics (SAC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oward real-time modeling of human heart ventricles at cellular resolution: simulation of drug-induced arrhythmias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ttp://dx.doi.org/10.1109/SC.2012.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uro-fuzzy-based Arrhythmia Classification Using Heart Rate Variability Features.</text:p>
          </table:table-cell>
          <table:table-cell office:value-type="string" calcext:value-type="string">
            <text:p>SCCC</text:p>
          </table:table-cell>
          <table:table-cell office:value-type="string" calcext:value-type="string">
            <text:p>http://dx.doi.org/10.1109/SCCC.2010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f the Chilean Computer Science Society (SCC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ntelligent Systems to Autonomously Classify Several Arrhythmia Using Information from ECG.</text:p>
          </table:table-cell>
          <table:table-cell office:value-type="string" calcext:value-type="string">
            <text:p>SocialCom</text:p>
          </table:table-cell>
          <table:table-cell office:value-type="string" calcext:value-type="string">
            <text:p>http://dx.doi.org/10.1109/SocialCom.2013.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ocial Computing (SocialCom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rhythmia Beat Classification Using Pruned Fuzzy K-Nearest Neighbor Classifier.</text:p>
          </table:table-cell>
          <table:table-cell office:value-type="string" calcext:value-type="string">
            <text:p>SoCPaR</text:p>
          </table:table-cell>
          <table:table-cell office:value-type="string" calcext:value-type="string">
            <text:p>http://dx.doi.org/10.1109/SoCPaR.2009.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f Soft Computing and Pattern Recognition (SoCPaR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CG Arrhythmia Classification Using Spearman Rank Correlation and Support Vector Machine.</text:p>
          </table:table-cell>
          <table:table-cell office:value-type="string" calcext:value-type="string">
            <text:p>SocProS</text:p>
          </table:table-cell>
          <table:table-cell office:value-type="string" calcext:value-type="string">
            <text:p>http://dx.doi.org/10.1007/978-81-322-0491-6_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oft Computing for Problem Solving (SocPro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raversed Graph Representation for Sparse Encoding of Macro-Reentrant Tachycardia.</text:p>
          </table:table-cell>
          <table:table-cell office:value-type="string" calcext:value-type="string">
            <text:p>STACOM@MICCAI</text:p>
          </table:table-cell>
          <table:table-cell office:value-type="string" calcext:value-type="string">
            <text:p>http://dx.doi.org/10.1007/978-3-319-28712-6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ardiac arrhythmia visualization in a virtual heart for electrophysiology education.</text:p>
          </table:table-cell>
          <table:table-cell office:value-type="string" calcext:value-type="string">
            <text:p>SummerSim</text:p>
          </table:table-cell>
          <table:table-cell office:value-type="string" calcext:value-type="string">
            <text:p>http://dblp.org/rec/conf/summersim/XingRBO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mmer Simulation Multiconference (SummerSim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FiT - Atrial Fibrillation Ablation Planning Tool.</text:p>
          </table:table-cell>
          <table:table-cell office:value-type="string" calcext:value-type="string">
            <text:p>VMV</text:p>
          </table:table-cell>
          <table:table-cell office:value-type="string" calcext:value-type="string">
            <text:p>http://dx.doi.org/10.2312/PE/VMV/VMV11/223-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on Modeling and Visualization (VMV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" office:value-type="string" calcext:value-type="string">
            <text:p>Cardiac arrhythmia detection using dynamic time warping of ECG beats in e-healthcare systems.</text:p>
          </table:table-cell>
          <table:table-cell office:value-type="string" calcext:value-type="string">
            <text:p>WOWMOM</text:p>
          </table:table-cell>
          <table:table-cell office:value-type="string" calcext:value-type="string">
            <text:p>http://dx.doi.org/10.1109/WoWMoM.2011.598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a World of Wireless, Mobile and Multimedia Networks (WoWMoM)</text:p>
          </table:table-cell>
        </table:table-row>
      </table:table>
      <table:table table:name="dblp_conf_2006_2016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detection using amplitude difference features based on random forest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classification based on novel distance series transform of phase space trajectorie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Image features of spectral correlation function for arrhythmia classific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utomatic cardiac arrhythmia detection and classification using vectorcardiograms and complex network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stribution Entropy (DistEn): A complexity measure to detect arrhythmia from short length RR interval time serie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Discriminative sparse coding of ECG during ventricular arrhythmias using LC-K-SVD approach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56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Method for classifying cardiac arrhythmias using photoplethysmography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89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pirical mode decomposition of multiple ECG leads for catheter ablation long-term outcome prediction in persistent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83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trial sources identification by causality analysis during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21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omputationally efficient method for localizing the spiral rotor source using synthetic intracardiac electrograms during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39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easibility of visualizing higher regions of Shannon entropy in atrial fibrillation patient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39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ar-field effect in unipolar electrograms revisited: High-density mapping of atrial fibrillation in human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96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trial signal extraction in atrial fibrillation electrocardiograms using a tensor decomposition approach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00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 of the electrical patterns and structural remodeling in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0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Recurrence quantification analysis applied to spatiotemporal pattern analysis in high-density mapping of human atrial fibrillation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177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tructured prediction for differentiating between normal rhythms, ventricular tachycardia, and ventricular fibrillation in the ECG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183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Wrong detection of ventricular fibrillation in an implantable cardioverter defibrillator caused by the movement near the MRI scanner bore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05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ransthoracic ventricular fibrillation charge thresholds.</text:p>
          </table:table-cell>
          <table:table-cell office:value-type="string" calcext:value-type="string">
            <text:p>EMBC</text:p>
          </table:table-cell>
          <table:table-cell office:value-type="string" calcext:value-type="string">
            <text:p>http://dx.doi.org/10.1109/EMBC.2015.73200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ual International Conference of the IEEE Engineering in Medicine and Biology Society (EMB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Improving an Automatic Arrhythmias Recogniser Based in ECG Signal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CorsinoTAF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Respiratory Sinus Arrhythmia in 10 Year Olds - Normal and Intrauterine Growth Restricted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BialaSWB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ic Detection of Atrial Fibrillation and Flutter - A Tachogram-based Algorithm for Mobile Device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KaiserKK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mbinatorial Detection of Arrhythmia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AllaliFIM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mbination of Convolutive Blind Signal Separation and Wavelet Decomposition to Extract the Atrial Activity in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VayaRA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Wavelet Sample Entropy Optimization through Optimal Mother Function Selection for Atrial Fibrillation Analysi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AlcarazR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ssessment of Noise Impact in Sample Entropy for the Non-invasive Organization Estimation of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AlcarazR10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Which Resolution for Reliable ECG P-wave Analysis in Atrial Fibrillation?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CensiCTMBCB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 Algorithm for the Detection of Atrial Fibrillation using the Pulse Oximetric Signal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CalcagniniTCMBM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upport Vector Machine and Artificial Neural Network Implementation in Embedded Systems for Real Time Arrhythmias Detec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Orozco-DuqueRZRRB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even-day Analysis of Atrial Fibrillation and Circadian Rhythms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Goya-EstebanSBGSR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tatistical Modeling of Atrioventricular Nodal Function during Atrial Fibrillation - An Update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CorinoSLMS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Dominant Frequency, Regularity and Organization Indexes Response to Preprocessing Filter Variations on Simulated Electrograms During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Orozco-DuqueUTMSB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Spectral and Time Domain Parameters for The Classification of Atrial Fibrillation.</text:p>
          </table:table-cell>
          <table:table-cell office:value-type="string" calcext:value-type="string">
            <text:p>BIOSIGNALS</text:p>
          </table:table-cell>
          <table:table-cell office:value-type="string" calcext:value-type="string">
            <text:p>http://dblp.org/rec/conf/biostec/BatistaF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Joint Conference on Biomedical Engineering Systems and Technologies (BIOSTEC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Is There Any Place for Magnetocardiographic Imaging in the Era of Robotic Ablation of Cardiac Arrhythmias?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540-72907-5_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owards Noninvasive 3D Imaging of Cardiac Arrhythmias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540-72907-5_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The Role of Blood Vessels in Rabbit Propagation Dynamics and Cardiac Arrhythmias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01932-6_2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eft to Right Atrial Electrophysiological Differences: Substrate for a Dominant Reentrant Source during Atrial Fibrillation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01932-6_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trial Anatomy Influences Onset and Termination of Atrial Fibrillation: A Computer Model Study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01932-6_3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 3D MRI-Based Cardiac Computer Model to Study Arrhythmia and Its In-vivo Experimental Validation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21028-0_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pping Contact Force during Catheter Ablation for the Treatment of Atrial Fibrillation: New Insights into Ablation Therapy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21028-0_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trial Fibrosis and Atrial Fibrillation: A Computer Simulation in the Posterior Left Atrium.</text:p>
          </table:table-cell>
          <table:table-cell office:value-type="string" calcext:value-type="string">
            <text:p>FIMH</text:p>
          </table:table-cell>
          <table:table-cell office:value-type="string" calcext:value-type="string">
            <text:p>http://dx.doi.org/10.1007/978-3-642-38899-6_4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unctional Imaging and Modeling of the Heart (FIMH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ardiac Arrhythmia Detection based on Signal Variation Characteristic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08.2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tection of Long Term Variations of Heart Rate Variability in Normal Sinus Rhythm and Atrial Fibrillation ECG Data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08.2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velopment of Epicardial Mapping System for Studying Atrial Fibrillation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08.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he non-incursion blood pressure algorithm under arrhythmia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11.609836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utomatic detection of atrial fibrillation using R-R interval signal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11.60984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AR distribution of microwave antenna for atrial fibrillation catheter ablation.</text:p>
          </table:table-cell>
          <table:table-cell office:value-type="string" calcext:value-type="string">
            <text:p>BMEI</text:p>
          </table:table-cell>
          <table:table-cell office:value-type="string" calcext:value-type="string">
            <text:p>http://dx.doi.org/10.1109/BMEI.2012.651297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Engineering and Informatics (BMEI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ic Extraction of the Left Atrial Anatomy from MR for Atrial Fibrillation Ablation.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http://dx.doi.org/10.1109/ISBI.2009.51930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CERAL Anatomy3 Organ Segmentation Challenge (VISCERAL @ ISB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ubject specific, image based analysis and modeling in patients with atrial fibrillation from MRI.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http://dx.doi.org/10.1109/ISBI.2012.62358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CERAL Anatomy3 Organ Segmentation Challenge (VISCERAL @ ISB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ecise segmentation of the left atrium in C-arm CT volumes with applications to atrial fibrillation ablation.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http://dx.doi.org/10.1109/ISBI.2012.62358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CERAL Anatomy3 Organ Segmentation Challenge (VISCERAL @ ISBI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Novel method for comparison of pre-planned ablation lines for treatment of atrial fibrillation using a common reference model.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http://dx.doi.org/10.1109/ISBI.2013.65564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CERAL Anatomy3 Organ Segmentation Challenge (VISCERAL @ ISBI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 point-correspondence approach to describing the distribution of image features on anatomical surfaces, with application to atrial fibrillation.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http://dx.doi.org/10.1109/ISBI.2013.65564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CERAL Anatomy3 Organ Segmentation Challenge (VISCERAL @ ISBI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owards optical monitoring of radiofrequency ablation extent for atrial fibrillation.</text:p>
          </table:table-cell>
          <table:table-cell office:value-type="string" calcext:value-type="string">
            <text:p>ISBI</text:p>
          </table:table-cell>
          <table:table-cell office:value-type="string" calcext:value-type="string">
            <text:p>http://dx.doi.org/10.1109/ISBI.2015.71639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CERAL Anatomy3 Organ Segmentation Challenge (VISCERAL @ ISBI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eural network based arrhythmia classification using Heart Rate Variability signal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blp.org/rec/conf/eusipco/AslS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trial signal extraction in atrial fibrillation ECGs exploiting spatial constraints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blp.org/rec/conf/eusipco/BonizziPZMF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High-dimensional discriminant analysis of human cardiac arrhythmias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blp.org/rec/conf/eusipco/AlwanCC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 tensor decomposition approach to noninvasive atrial activity extraction in atrial fibrillation ECG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x.doi.org/10.1109/EUSIPCO.2015.73628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mpirical mode decomposition for noninvasive atrial fibrillation dominant frequency estimation.</text:p>
          </table:table-cell>
          <table:table-cell office:value-type="string" calcext:value-type="string">
            <text:p>EUSIPCO</text:p>
          </table:table-cell>
          <table:table-cell office:value-type="string" calcext:value-type="string">
            <text:p>http://dx.doi.org/10.1109/EUSIPCO.2015.736285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Signal Processing Conference (EUSIPCO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ybrid SVM for Multiclass Arrhythmia Classification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09.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rrhythmia detection from heartbeat using k-nearest neighbor classifier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13.67325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Using independent component analysis to obtain feature space for reliable ECG Arrhythmia classification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14.69992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eartbeat classification for detecting arrhythmia using normalized beat morphology features.</text:p>
          </table:table-cell>
          <table:table-cell office:value-type="string" calcext:value-type="string">
            <text:p>BIBM</text:p>
          </table:table-cell>
          <table:table-cell office:value-type="string" calcext:value-type="string">
            <text:p>http://dx.doi.org/10.1109/BIBM.2015.735994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medicine (BIBM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Derivation of Atrial Surface Reentries Applying ICA to the Standard Electrocardiogram of Patients in Postoperative Atrial Fibrillation.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http://dx.doi.org/10.1007/11679363_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Wavelet Denoising as Preprocessing Stage to Improve ICA Performance in Atrial Fibrillation Analysis.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http://dx.doi.org/10.1007/11679363_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rformance Study of Convolutive BSS Algorithms Applied to the Electrocardiogram of Atrial Fibrillation.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http://dx.doi.org/10.1007/11679363_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Evaluation of Propofol Effects in Atrial Fibrillation Using Principal and Independent Component Analysis.</text:p>
          </table:table-cell>
          <table:table-cell office:value-type="string" calcext:value-type="string">
            <text:p>ICA</text:p>
          </table:table-cell>
          <table:table-cell office:value-type="string" calcext:value-type="string">
            <text:p>http://dx.doi.org/10.1007/978-3-540-74494-8_7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dependent Component Analysis (ICA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Optimal Localization of Leads in Atrial Fibrillation Episodes.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http://dx.doi.org/10.1109/ICASSP.2006.16605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ictionary learning for the sparse modelling of atrial fibrillation in ECG signals.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http://dx.doi.org/10.1109/ICASSP.2009.49596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Time-frequency analysis compensating missing data for Atrial Fibrillation ECG assessment.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http://dx.doi.org/10.1109/ICASSP.2011.59464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Nonnegative matrix factorization for noninvasive prediction of catheter ablation outcome in persistent atrial fibrillation.</text:p>
          </table:table-cell>
          <table:table-cell office:value-type="string" calcext:value-type="string">
            <text:p>ICASSP</text:p>
          </table:table-cell>
          <table:table-cell office:value-type="string" calcext:value-type="string">
            <text:p>http://dx.doi.org/10.1109/ICASSP.2012.628795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Acoustics, Speech, and Signal Processing (ICASSP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Coupled Personalisation of Electrophysiology Models for Simulation of Induced Ischemic Ventricular Tachycardia.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http://dx.doi.org/10.1007/978-3-642-15745-5_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ulti-part Left Atrium Modeling and Segmentation in C-Arm CT Volumes for Atrial Fibrillation Ablation.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http://dx.doi.org/10.1007/978-3-642-23626-6_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mbined Cardiac and Respiratory Motion Compensation for Atrial Fibrillation Ablation Procedures.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http://dx.doi.org/10.1007/978-3-642-23623-5_6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Limited Angle C-Arm Tomography and Segmentation for Guidance of Atrial Fibrillation Ablation Procedures.</text:p>
          </table:table-cell>
          <table:table-cell office:value-type="string" calcext:value-type="string">
            <text:p>MICCAI</text:p>
          </table:table-cell>
          <table:table-cell office:value-type="string" calcext:value-type="string">
            <text:p>http://dx.doi.org/10.1007/978-3-642-33415-3_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edical Image Computing and Computer-Assisted Intervention (MICCAI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 Real-Time Cardiac Arrhythmia Classification System with Wearable Electrocardiogram.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http://dx.doi.org/10.1109/BSN.2011.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rrhythmia discrimination using a smart phone.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http://dx.doi.org/10.1109/BSN.2013.65754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classification using RR intervals: Improvement with sinusoidal regression feature.</text:p>
          </table:table-cell>
          <table:table-cell office:value-type="string" calcext:value-type="string">
            <text:p>BSN</text:p>
          </table:table-cell>
          <table:table-cell office:value-type="string" calcext:value-type="string">
            <text:p>http://dx.doi.org/10.1109/BSN.2015.729937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Wearable and Implantable Body Sensor Networks (BSN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Graph search based detection of periodic activations in complex periodic signals: Application in atrial fibrillation electrograms.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http://dx.doi.org/10.1109/CCECE.2015.71293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ctivation detection of intracardiac electrogram during atrial fibrillation based on the variance equality test.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http://dx.doi.org/10.1109/CCECE.2015.712930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Localization of the ectopic spiral electrical source using intracardiac electrograms during atrial fibrillation.</text:p>
          </table:table-cell>
          <table:table-cell office:value-type="string" calcext:value-type="string">
            <text:p>CCECE</text:p>
          </table:table-cell>
          <table:table-cell office:value-type="string" calcext:value-type="string">
            <text:p>http://dx.doi.org/10.1109/CCECE.2015.71293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ian Conference on Electrical and Computer Engineering (CCECE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he Computation of Atrial Fibrillation Chaos Characteristics Based on Wavelet Analysis.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http://dx.doi.org/10.1007/978-3-540-74171-8_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Computing (ICI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 Effective ECG Arrhythmia Classification Algorithm.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http://dx.doi.org/10.1007/978-3-642-24553-4_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Computing (ICIC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Ventricular Tachycardia and Fibrillation Based on the Lempel-Ziv Complexity and EMD.</text:p>
          </table:table-cell>
          <table:table-cell office:value-type="string" calcext:value-type="string">
            <text:p>ICIC</text:p>
          </table:table-cell>
          <table:table-cell office:value-type="string" calcext:value-type="string">
            <text:p>http://dx.doi.org/10.1007/978-3-319-09330-7_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Computing (ICI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pplication of expert system for arrhythmia analysis.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http://dblp.org/rec/conf/icwet/DhokL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 Workshop on Emerging Trends in Technology (ICWE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omparison of unsupervised Arrhythmia classification techniques.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http://dblp.org/rec/conf/icwet/KaurSA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 Workshop on Emerging Trends in Technology (ICWET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-R interval based paroxysmal atrial fibrillation analysis.</text:p>
          </table:table-cell>
          <table:table-cell office:value-type="string" calcext:value-type="string">
            <text:p>ICWET</text:p>
          </table:table-cell>
          <table:table-cell office:value-type="string" calcext:value-type="string">
            <text:p>http://dblp.org/rec/conf/icwet/KadgeP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&amp; Workshop on Emerging Trends in Technology (ICWET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rrhythmia classification by Local Fractional Fourier Transform.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http://dx.doi.org/10.1109/SIU.2013.65311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ia Informatica Universali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ardiac arrhythmia analysis using Hidden Markov Model and murmur diagnosis.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http://dx.doi.org/10.1109/SIU.2014.68306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ia Informatica Universalis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paroxysmal atrial fibrillation patients with SD1, SD2 and CCM features.</text:p>
          </table:table-cell>
          <table:table-cell office:value-type="string" calcext:value-type="string">
            <text:p>SIU</text:p>
          </table:table-cell>
          <table:table-cell office:value-type="string" calcext:value-type="string">
            <text:p>http://dx.doi.org/10.1109/SIU.2014.68302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udia Informatica Universali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n autometic system for ECG arrhythmias classification.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ttp://dx.doi.org/10.1109/ICSMC.2011.60840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daptive Multilayer Generalized Learning Vector Quantization (AMGLVQ) as new algorithm with integrating feature extraction and classification for Arrhythmia heartbeats classification.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ttp://dx.doi.org/10.1109/ICSMC.2012.637769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Using neural networks to predict cardiac arrhythmias.</text:p>
          </table:table-cell>
          <table:table-cell office:value-type="string" calcext:value-type="string">
            <text:p>SMC</text:p>
          </table:table-cell>
          <table:table-cell office:value-type="string" calcext:value-type="string">
            <text:p>http://dx.doi.org/10.1109/ICSMC.2012.63777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ystems, Man and Cybernetics (SM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n Ensemble Model for Mobile Device based Arrhythmia Detection.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://dblp.org/rec/conf/bcb/LiGGZ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classification using nearest neighbor search with principal component analysis.</text:p>
          </table:table-cell>
          <table:table-cell office:value-type="string" calcext:value-type="string">
            <text:p>BCB</text:p>
          </table:table-cell>
          <table:table-cell office:value-type="string" calcext:value-type="string">
            <text:p>http://dblp.org/rec/conf/bcb/SunPK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M International Conference on Bioinformatics, Computational Biology and Biomedicine (BCB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vel Bayesian classifier discriminant function optimization strategies for arrhythmia classification.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http://dx.doi.org/10.1109/BHI.2014.68644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lassification of atrial fibrillation episodes using short ECG segments.</text:p>
          </table:table-cell>
          <table:table-cell office:value-type="string" calcext:value-type="string">
            <text:p>BHI</text:p>
          </table:table-cell>
          <table:table-cell office:value-type="string" calcext:value-type="string">
            <text:p>http://dx.doi.org/10.1109/BHI.2014.68644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medical and Health Informatics (BHI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Atrio-Ventricular Reentrant Tachycardia using intracardiac signals.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http://dx.doi.org/10.1109/BIBE.2013.670153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alse alarm suppression in early prediction of cardiac arrhythmia.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http://dx.doi.org/10.1109/BIBE.2015.73676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Bioinformatics and Bioengineering (BIBE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etection of paroxysmal atrial fibrillation subjects based on circadian rhythm parameters of heart rate variability.</text:p>
          </table:table-cell>
          <table:table-cell office:value-type="string" calcext:value-type="string">
            <text:p>BIBM Workshops</text:p>
          </table:table-cell>
          <table:table-cell office:value-type="string" calcext:value-type="string">
            <text:p>http://dx.doi.org/10.1109/BIBMW.2011.61125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Intracavitary signal analysis for atrial fibrillation prediction.</text:p>
          </table:table-cell>
          <table:table-cell office:value-type="string" calcext:value-type="string">
            <text:p>BIBM Workshops</text:p>
          </table:table-cell>
          <table:table-cell office:value-type="string" calcext:value-type="string">
            <text:p>http://dx.doi.org/10.1109/BIBMW.2012.64702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 Genetic Programming Approach for Classification of the Spontaneous Termination of Atrial Fibrillation.</text:p>
          </table:table-cell>
          <table:table-cell office:value-type="string" calcext:value-type="string">
            <text:p>BIOCOMP</text:p>
          </table:table-cell>
          <table:table-cell office:value-type="string" calcext:value-type="string">
            <text:p>http://dblp.org/rec/conf/biocomp/ValenzuelaRRCR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informatics &amp; Computational Biology (BIOCOM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Heart Arrhythmia Diagnosis By ECG Signal Analysis with Wavelet and Neural Network.</text:p>
          </table:table-cell>
          <table:table-cell office:value-type="string" calcext:value-type="string">
            <text:p>BIOCOMP</text:p>
          </table:table-cell>
          <table:table-cell office:value-type="string" calcext:value-type="string">
            <text:p>http://dblp.org/rec/conf/biocomp/HosseiniG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Bioinformatics &amp; Computational Biology (BIOCOM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Fast Pattern Classification of Ventricular Arrhythmias Using Graphics Processing Units.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http://dx.doi.org/10.1007/978-3-642-10268-4_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Reliable Atrial Activity Extraction from ECG Atrial Fibrillation Signals.</text:p>
          </table:table-cell>
          <table:table-cell office:value-type="string" calcext:value-type="string">
            <text:p>CIARP</text:p>
          </table:table-cell>
          <table:table-cell office:value-type="string" calcext:value-type="string">
            <text:p>http://dx.doi.org/10.1007/978-3-642-25085-9_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beroamerican Congress on Pattern Recognition (CIARP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Intelligent Arrhythmia Detection Using Genetic Algorithm and Emphatic SVM (ESVM).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http://dx.doi.org/10.1109/EMS.2009.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bedded Software (EMSOFT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CG Arrhythmia Classification with Support Vector Machines and Genetic Algorithm.</text:p>
          </table:table-cell>
          <table:table-cell office:value-type="string" calcext:value-type="string">
            <text:p>EMS</text:p>
          </table:table-cell>
          <table:table-cell office:value-type="string" calcext:value-type="string">
            <text:p>http://dx.doi.org/10.1109/EMS.2009.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bedded Software (EMSOFT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Fuzzy logic based system for classification of atrial fibrillation cardiac arrhythmias.</text:p>
          </table:table-cell>
          <table:table-cell office:value-type="string" calcext:value-type="string">
            <text:p>ICECS</text:p>
          </table:table-cell>
          <table:table-cell office:value-type="string" calcext:value-type="string">
            <text:p>http://dx.doi.org/10.1109/ICECS.2006.379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nvironmental and Computer Science (ICECS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trial Fibrillation Analysis Based on Blind Source Separation in 12-Lead ECG Data.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http://dx.doi.org/10.1007/978-3-642-13923-9_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bile Business (ICMB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Ventricular Fibrillation Detection by an Improved Time Domain Algorithm Combined with SVM.</text:p>
          </table:table-cell>
          <table:table-cell office:value-type="string" calcext:value-type="string">
            <text:p>ICMB</text:p>
          </table:table-cell>
          <table:table-cell office:value-type="string" calcext:value-type="string">
            <text:p>http://dx.doi.org/10.1109/ICMB.2014.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Mobile Business (ICMB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tection of Atrial Fibrillation using model-based ECG analysis.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http://dx.doi.org/10.1109/ICPR.2008.47617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uzzy Support Vector Machines for ECG Arrhythmia Detection.</text:p>
          </table:table-cell>
          <table:table-cell office:value-type="string" calcext:value-type="string">
            <text:p>ICPR</text:p>
          </table:table-cell>
          <table:table-cell office:value-type="string" calcext:value-type="string">
            <text:p>http://dx.doi.org/10.1109/ICPR.2010.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attern Recognition (ICPR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Independent Component Analysis of Body Surface Potential Mapping Recordings with Atrial Fibrillation.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http://dx.doi.org/10.1109/IJCNN.2006.24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Hybrid system for cardiac arrhythmia classification with fuzzy k-nearest neighbors and Multi Layer Perceptrons combined by a fuzzy inference system.</text:p>
          </table:table-cell>
          <table:table-cell office:value-type="string" calcext:value-type="string">
            <text:p>IJCNN</text:p>
          </table:table-cell>
          <table:table-cell office:value-type="string" calcext:value-type="string">
            <text:p>http://dx.doi.org/10.1109/IJCNN.2010.55975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Joint Conference on Neural Network (IJCNN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utomatic Detection of Arrhythmias Using Wavelets and Self-Organized Artificial Neural Networks.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http://dx.doi.org/10.1109/ISDA.2009.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n FPGA Based Arrhythmia Recognition System for Wearable Applications.</text:p>
          </table:table-cell>
          <table:table-cell office:value-type="string" calcext:value-type="string">
            <text:p>ISDA</text:p>
          </table:table-cell>
          <table:table-cell office:value-type="string" calcext:value-type="string">
            <text:p>http://dx.doi.org/10.1109/ISDA.2009.2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Systems Design and Applications (ISD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ardiac Arrhythmia Classification Using a combination of Quadratic Spline-Based Wavelet Transform and Artificial Neural Classification Network.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http://dblp.org/rec/conf/iwbbio/GnecchiMAERD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Bioinformatics and Biomedical Engineering (IWBBI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ntropy Analysis of Atrial Activity Morphology to Study Atrial Fibrillation Recurrences after Ablation Procedure.</text:p>
          </table:table-cell>
          <table:table-cell office:value-type="string" calcext:value-type="string">
            <text:p>IWBBIO</text:p>
          </table:table-cell>
          <table:table-cell office:value-type="string" calcext:value-type="string">
            <text:p>http://dx.doi.org/10.1007/978-3-319-16483-0_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Bioinformatics and Biomedical Engineering (IWBBIO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pplication of Artificial Metaplasticity Neural Networks to Cardiac Arrhythmias Classification.</text:p>
          </table:table-cell>
          <table:table-cell office:value-type="string" calcext:value-type="string">
            <text:p>IWINAC</text:p>
          </table:table-cell>
          <table:table-cell office:value-type="string" calcext:value-type="string">
            <text:p>http://dblp.org/rec/conf/iwinac/BenchaibMTA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the Interplay Between Natural and Artificial Computation (IWINAC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tificial Metaplasticity: Application to MIT-BIH Arrhythmias Database.</text:p>
          </table:table-cell>
          <table:table-cell office:value-type="string" calcext:value-type="string">
            <text:p>IWINAC</text:p>
          </table:table-cell>
          <table:table-cell office:value-type="string" calcext:value-type="string">
            <text:p>http://dx.doi.org/10.1007/978-3-319-18914-7_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-Conference on the Interplay Between Natural and Artificial Computation (IWINAC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rhythmia classification from wavelet feature on FGPA.</text:p>
          </table:table-cell>
          <table:table-cell office:value-type="string" calcext:value-type="string">
            <text:p>MHS</text:p>
          </table:table-cell>
          <table:table-cell office:value-type="string" calcext:value-type="string">
            <text:p>http://dx.doi.org/10.1109/MHS.2011.61022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-NanoMechatronics and Human Science (MHS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rrhythmia heart beats classification using mahalanobis Generalized Learning Vector Quantization (Mahalanobis GLVQ).</text:p>
          </table:table-cell>
          <table:table-cell office:value-type="string" calcext:value-type="string">
            <text:p>MHS</text:p>
          </table:table-cell>
          <table:table-cell office:value-type="string" calcext:value-type="string">
            <text:p>http://dx.doi.org/10.1109/MHS.2011.6102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icro-NanoMechatronics and Human Science (MH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n ECG Analysis Interactive Training System for Understanding Arrhythmias.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http://dx.doi.org/10.3233/978-1-60750-044-5-9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 Informatics Europe (MI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Evaluation of compliance with recommendations of prevention of thromboembolism in atrial fibrillation in the elderly, by data reuse of electronic health records.</text:p>
          </table:table-cell>
          <table:table-cell office:value-type="string" calcext:value-type="string">
            <text:p>MIE</text:p>
          </table:table-cell>
          <table:table-cell office:value-type="string" calcext:value-type="string">
            <text:p>http://dx.doi.org/10.3233/978-1-61499-512-8-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 Informatics Europe (MIE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 method for time-domain analysis of respiratory sinus arrhythmia.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http://dx.doi.org/10.1109/MIPRO.2014.68595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vention on Information and Communication Technology, Electronics and Microelectronics (MIPRO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Preliminary study on detection of atrial fibrillation during oscillometric blood pressure measurement.</text:p>
          </table:table-cell>
          <table:table-cell office:value-type="string" calcext:value-type="string">
            <text:p>MIPRO</text:p>
          </table:table-cell>
          <table:table-cell office:value-type="string" calcext:value-type="string">
            <text:p>http://dx.doi.org/10.1109/MIPRO.2015.71604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vention on Information and Communication Technology, Electronics and Microelectronics (MIPRO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 Framework for the Pre-clinical Validation of LBM-EP for the Planning and Guidance of Ventricular Tachycardia Ablation.</text:p>
          </table:table-cell>
          <table:table-cell office:value-type="string" calcext:value-type="string">
            <text:p>STACOM</text:p>
          </table:table-cell>
          <table:table-cell office:value-type="string" calcext:value-type="string">
            <text:p>http://dx.doi.org/10.1007/978-3-642-54268-8_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Statistical Model of Paroxysmal Atrial Fibrillation Catheter Ablation Targets for Pulmonary Vein Isolation.</text:p>
          </table:table-cell>
          <table:table-cell office:value-type="string" calcext:value-type="string">
            <text:p>STACOM</text:p>
          </table:table-cell>
          <table:table-cell office:value-type="string" calcext:value-type="string">
            <text:p>http://dx.doi.org/10.1007/978-3-319-14678-2_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Predicting Postoperative Atrial Fibrillation from Independent ECG Components.</text:p>
          </table:table-cell>
          <table:table-cell office:value-type="string" calcext:value-type="string">
            <text:p>AAAI</text:p>
          </table:table-cell>
          <table:table-cell office:value-type="string" calcext:value-type="string">
            <text:p>http://dblp.org/rec/conf/aaai/ChiaBKSS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AAI Workshops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Modeling of Radiofrequency Ablation Lesions for Image-Guided Arrhythmia Therapy: A Preliminary ex vivo Demonstration.</text:p>
          </table:table-cell>
          <table:table-cell office:value-type="string" calcext:value-type="string">
            <text:p>AE-CAI</text:p>
          </table:table-cell>
          <table:table-cell office:value-type="string" calcext:value-type="string">
            <text:p>http://dx.doi.org/10.1007/978-3-642-38085-3_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ference on Artificial Intelligence Applications (CAI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telligent Electrocardiogram Monitoring System for Early Arrhythmia Detection.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http://dx.doi.org/10.1109/AINA.2014.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vanced Information Networking and Applications (AINA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iscrimination of Ventricular Arrhythmias Using NEWFM.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http://dx.doi.org/10.1007/978-3-540-68636-1_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ia Information Retrieval Symposium (AIRS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Cryo-Balloon Catheter Tracking in Atrial Fibrillation Ablation Procedures.</text:p>
          </table:table-cell>
          <table:table-cell office:value-type="string" calcext:value-type="string">
            <text:p>Bildverarbeitung für die Medizin</text:p>
          </table:table-cell>
          <table:table-cell office:value-type="string" calcext:value-type="string">
            <text:p>http://dx.doi.org/10.1007/978-3-642-28502-8_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n energy efficient model for monitoring and detecting atrial fibrillation in wearable computing.</text:p>
          </table:table-cell>
          <table:table-cell office:value-type="string" calcext:value-type="string">
            <text:p>BODYNETS</text:p>
          </table:table-cell>
          <table:table-cell office:value-type="string" calcext:value-type="string">
            <text:p>http://dx.doi.org/10.4108/icst.bodynets.2012.2499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Body Area Networks (BODYNET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ntropy-Based Data Mining on the Example of Cardiac Arrhythmia Suppression.</text:p>
          </table:table-cell>
          <table:table-cell office:value-type="string" calcext:value-type="string">
            <text:p>Brain Informatics and Health</text:p>
          </table:table-cell>
          <table:table-cell office:value-type="string" calcext:value-type="string">
            <text:p>http://dx.doi.org/10.1007/978-3-319-09891-3_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rain Informatics and Health (BI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tection of Ventricular Fibrillation by Support Vector Machine Algorithm.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http://dblp.org/rec/conf/car/LiZZ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RTOCON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rsonal Heart Monitoring System Using Smart Phones To Detect Life Threatening Arrhythmias.</text:p>
          </table:table-cell>
          <table:table-cell office:value-type="string" calcext:value-type="string">
            <text:p>CBMS</text:p>
          </table:table-cell>
          <table:table-cell office:value-type="string" calcext:value-type="string">
            <text:p>http://dx.doi.org/10.1109/CBMS.2006.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er-Based Medical Systems (CBM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Heart rate measurement system using mobile devices to alert arrhythmias.</text:p>
          </table:table-cell>
          <table:table-cell office:value-type="string" calcext:value-type="string">
            <text:p>CCE</text:p>
          </table:table-cell>
          <table:table-cell office:value-type="string" calcext:value-type="string">
            <text:p>http://dx.doi.org/10.1109/ICEEE.2015.73579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mputers &amp; Chemical Engineering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aroxysmal Atrial Fibrillation diagnosis based on feature extraction and classification.</text:p>
          </table:table-cell>
          <table:table-cell office:value-type="string" calcext:value-type="string">
            <text:p>CIBCB</text:p>
          </table:table-cell>
          <table:table-cell office:value-type="string" calcext:value-type="string">
            <text:p>http://dx.doi.org/10.1109/CIBCB.2010.55107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Symposium on Computational Intelligence in Bioinformatics and Computational Biology (CIBCB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remature Ventricular Contraction Arrhythmia Detection and Classification with Gaussian Process and S Transform.</text:p>
          </table:table-cell>
          <table:table-cell office:value-type="string" calcext:value-type="string">
            <text:p>CICSyN</text:p>
          </table:table-cell>
          <table:table-cell office:value-type="string" calcext:value-type="string">
            <text:p>http://dx.doi.org/10.1109/CICSYN.2013.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Computational Intelligence, Communication Systems and Networks (CICSyN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mputer Simulation of Cathode Ablation for Atrial Fibrillation.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http://dx.doi.org/10.1109/CIT.2014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ournal of Computing and Information Technology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Proposal of asymmetric multi-classifier of arrhythmias.</text:p>
          </table:table-cell>
          <table:table-cell office:value-type="string" calcext:value-type="string">
            <text:p>CLEI</text:p>
          </table:table-cell>
          <table:table-cell office:value-type="string" calcext:value-type="string">
            <text:p>http://dx.doi.org/10.1109/CLEI.2012.6427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EI electronic journal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Noninvasive Electrocardiographic Imaging of Cardiac Arrhythmias: Enhance the Diagnosis of Bundle Branch Block.</text:p>
          </table:table-cell>
          <table:table-cell office:value-type="string" calcext:value-type="string">
            <text:p>CLIP@MICCAI</text:p>
          </table:table-cell>
          <table:table-cell office:value-type="string" calcext:value-type="string">
            <text:p>http://dx.doi.org/10.1007/978-3-319-13909-8_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CG identification of arrhythmias by using an associative Petri net.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http://dx.doi.org/10.1109/CLUSTER.2013.67026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luster Computing (CLUSTER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Hybrid Classification Engine for Cardiac Arrhythmia Cloud Service in Elderly Healthcare Management.</text:p>
          </table:table-cell>
          <table:table-cell office:value-type="string" calcext:value-type="string">
            <text:p>DMS</text:p>
          </table:table-cell>
          <table:table-cell office:value-type="string" calcext:value-type="string">
            <text:p>http://dblp.org/rec/conf/dms/0002CLCK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 Management for Sensor Networks (DMSN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Individualized arrhythmia detection with ECG signals from wearable devices.</text:p>
          </table:table-cell>
          <table:table-cell office:value-type="string" calcext:value-type="string">
            <text:p>DSAA</text:p>
          </table:table-cell>
          <table:table-cell office:value-type="string" calcext:value-type="string">
            <text:p>http://dx.doi.org/10.1109/DSAA.2014.7058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Data Science and Advanced Analytics (DSAA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lassification of Arrhythmia Types Using Cartesian Genetic Programming Evolved Artificial Neural Networks.</text:p>
          </table:table-cell>
          <table:table-cell office:value-type="string" calcext:value-type="string">
            <text:p>EANN</text:p>
          </table:table-cell>
          <table:table-cell office:value-type="string" calcext:value-type="string">
            <text:p>http://dx.doi.org/10.1007/978-3-642-41013-0_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ngineering Applications of Neural Networks (EANN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ontinuous Monitoring of Children with Suspected Cardiac Arrhythmias.</text:p>
          </table:table-cell>
          <table:table-cell office:value-type="string" calcext:value-type="string">
            <text:p>eHealth</text:p>
          </table:table-cell>
          <table:table-cell office:value-type="string" calcext:value-type="string">
            <text:p>http://dx.doi.org/10.1007/978-3-642-00413-1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uropean Conference on eHealth (ECEH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Bootstrap feature selection in support vector machines for ventricular fibrillation detection.</text:p>
          </table:table-cell>
          <table:table-cell office:value-type="string" calcext:value-type="string">
            <text:p>ESANN</text:p>
          </table:table-cell>
          <table:table-cell office:value-type="string" calcext:value-type="string">
            <text:p>http://dblp.org/rec/conf/esann/AtienzaRCMG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European Symposium on Artificial Neural Networks (ESANN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Joint Reconstruction and Registration Using Level Sets: Application to the Computer-Aided Ablation of Atrial Fibrillation.</text:p>
          </table:table-cell>
          <table:table-cell office:value-type="string" calcext:value-type="string">
            <text:p>FBIT</text:p>
          </table:table-cell>
          <table:table-cell office:value-type="string" calcext:value-type="string">
            <text:p>http://dx.doi.org/10.1109/FBIT.2007.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ontiers in the Convergence of Bioscience and Information Technologies (FBIT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Detecting Ventricular Arrhythmias by NEWFM.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http://dx.doi.org/10.1109/GRC.2008.4664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Granular Computing (GrC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rhythmias classification using the fractal behavior of the power spectrum density of the QRS complex and ANN.</text:p>
          </table:table-cell>
          <table:table-cell office:value-type="string" calcext:value-type="string">
            <text:p>HPCS</text:p>
          </table:table-cell>
          <table:table-cell office:value-type="string" calcext:value-type="string">
            <text:p>http://dx.doi.org/10.1109/HPCS.2010.5547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High Performance Computing &amp; Simulation (HPCS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omparison of Feature Reduction Methods in the Task of Arrhythmia Classification.</text:p>
          </table:table-cell>
          <table:table-cell office:value-type="string" calcext:value-type="string">
            <text:p>IBICA</text:p>
          </table:table-cell>
          <table:table-cell office:value-type="string" calcext:value-type="string">
            <text:p>http://dx.doi.org/10.1007/978-3-319-08156-4_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novations in Bio-inspired Computing and Applications (IBICA)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rrogyam: Arrhythmia Detection for Ambulatory Patient Monitoring.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http://dx.doi.org/10.1007/978-3-642-14825-5_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3D Imaging (IC3D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Diagnosis of Cardiac Arrhythmia Using Fuzzy Immune Approach.</text:p>
          </table:table-cell>
          <table:table-cell office:value-type="string" calcext:value-type="string">
            <text:p>ICANNGA</text:p>
          </table:table-cell>
          <table:table-cell office:value-type="string" calcext:value-type="string">
            <text:p>http://dx.doi.org/10.1007/978-3-642-20267-4_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Adaptive and Natural Computing Algorithms (ICANNG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FPGA-in-the-loop co-simulation of reentrant arrhythmia mechanism in one dimensional (1D) ring-shaped based on FitzHugh-Nagumo model.</text:p>
          </table:table-cell>
          <table:table-cell office:value-type="string" calcext:value-type="string">
            <text:p>ICCSCE</text:p>
          </table:table-cell>
          <table:table-cell office:value-type="string" calcext:value-type="string">
            <text:p>http://dx.doi.org/10.1109/ICCSCE.2014.70727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Control System, Computing and Engineering (ICCSCE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rrhythmias Classification with MLP Neural Network and Statistical Analysis.</text:p>
          </table:table-cell>
          <table:table-cell office:value-type="string" calcext:value-type="string">
            <text:p>ICETET</text:p>
          </table:table-cell>
          <table:table-cell office:value-type="string" calcext:value-type="string">
            <text:p>http://dblp.org/rec/conf/icetet/RautD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Emerging Trends in Engineering &amp; Technology (ICETET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 Mobile Health System to Identify the Onset of Paroxysmal Atrial Fibrillation.</text:p>
          </table:table-cell>
          <table:table-cell office:value-type="string" calcext:value-type="string">
            <text:p>ICHI</text:p>
          </table:table-cell>
          <table:table-cell office:value-type="string" calcext:value-type="string">
            <text:p>http://dx.doi.org/10.1109/ICHI.2015.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ultural Heritage Informatics Meeting (ICHIM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Using evolutionary algorithms for ECG Arrhythmia detection and classification.</text:p>
          </table:table-cell>
          <table:table-cell office:value-type="string" calcext:value-type="string">
            <text:p>ICNC</text:p>
          </table:table-cell>
          <table:table-cell office:value-type="string" calcext:value-type="string">
            <text:p>http://dblp.org/rec/conf/icnc/WaseemJRF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atural Computation (ICNC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Comparison of PVC Arrhythmia Detection Via Neural Networks and ANFIS.</text:p>
          </table:table-cell>
          <table:table-cell office:value-type="string" calcext:value-type="string">
            <text:p>ICNSC</text:p>
          </table:table-cell>
          <table:table-cell office:value-type="string" calcext:value-type="string">
            <text:p>http://dx.doi.org/10.1109/ICNSC.2008.45254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Networking, Sensing and Control (ICNSC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entricular Tachycardia/Fibrillation Detection Algorithm for 24/7 Personal Wireless Heart Monitoring.</text:p>
          </table:table-cell>
          <table:table-cell office:value-type="string" calcext:value-type="string">
            <text:p>ICOST</text:p>
          </table:table-cell>
          <table:table-cell office:value-type="string" calcext:value-type="string">
            <text:p>http://dx.doi.org/10.1007/978-3-540-73035-4_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omes and Health Telematics (ICOST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rrhythmia Classification Using Biosignal Analysis and Machine Learning Techniques.</text:p>
          </table:table-cell>
          <table:table-cell office:value-type="string" calcext:value-type="string">
            <text:p>ICSH</text:p>
          </table:table-cell>
          <table:table-cell office:value-type="string" calcext:value-type="string">
            <text:p>http://dx.doi.org/10.1007/978-3-319-29175-8_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mart Health (ICSH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 method for detecting arrhythmia using a RR interval from ECG data in U-Health system.</text:p>
          </table:table-cell>
          <table:table-cell office:value-type="string" calcext:value-type="string">
            <text:p>ICUIMC</text:p>
          </table:table-cell>
          <table:table-cell office:value-type="string" calcext:value-type="string">
            <text:p>http://dblp.org/rec/conf/icuimc/KimKH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Ubiquitous Information Management and Communication (IMCOM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Design of an Optimal Modular LVQ Network for Classification of Arrhythmias Based on a Variable Training-Test Datasets Strategy.</text:p>
          </table:table-cell>
          <table:table-cell office:value-type="string" calcext:value-type="string">
            <text:p>IEEE Conf. on Intelligent Systems</text:p>
          </table:table-cell>
          <table:table-cell office:value-type="string" calcext:value-type="string">
            <text:p>http://dx.doi.org/10.1007/978-3-319-11310-4_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Intelligent Systems (I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nalysis of Statistical Methods for Automatic Detection of Congestive Heart Failure and Atrial Fibrillation with Short RR Interval Time Series.</text:p>
          </table:table-cell>
          <table:table-cell office:value-type="string" calcext:value-type="string">
            <text:p>IMIS</text:p>
          </table:table-cell>
          <table:table-cell office:value-type="string" calcext:value-type="string">
            <text:p>http://dx.doi.org/10.1109/IMIS.2015.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novative Mobile and Internet Services in Ubiquitous Computing (IMI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Fuzzy Partition Rules for Heart Arrhythmia Detection.</text:p>
          </table:table-cell>
          <table:table-cell office:value-type="string" calcext:value-type="string">
            <text:p>INCoS</text:p>
          </table:table-cell>
          <table:table-cell office:value-type="string" calcext:value-type="string">
            <text:p>http://dx.doi.org/10.1109/INCoS.2015.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OSE Italia Conference on Systems Engineering (CIISE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Classifying tachycardias via high dimensional linear discriminant function and perceptron with mult-piece domain activation function.</text:p>
          </table:table-cell>
          <table:table-cell office:value-type="string" calcext:value-type="string">
            <text:p>INDIN</text:p>
          </table:table-cell>
          <table:table-cell office:value-type="string" calcext:value-type="string">
            <text:p>http://dx.doi.org/10.1109/INDIN.2015.7281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dustrial Informatics (INDIN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remature ventricular contractions, a typical extra-systole arrhythmia, lowers the scaling exponent: DFA as a beneficial biomedical computation.</text:p>
          </table:table-cell>
          <table:table-cell office:value-type="string" calcext:value-type="string">
            <text:p>Int. Conf. Interaction Sciences</text:p>
          </table:table-cell>
          <table:table-cell office:value-type="string" calcext:value-type="string">
            <text:p>http://dblp.org/rec/conf/interaction/YazawaK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raction Sciences (ICIS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Cardiac Arrhythmia Classification Using KNN and Naive Bayes Classifiers Optimized with Differential Evolution (DE) and Particle Swarm Optimization (PSO).</text:p>
          </table:table-cell>
          <table:table-cell office:value-type="string" calcext:value-type="string">
            <text:p>Intelligent Environments</text:p>
          </table:table-cell>
          <table:table-cell office:value-type="string" calcext:value-type="string">
            <text:p>http://dx.doi.org/10.3233/978-1-61499-286-8-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telligent Environments (IE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Ventricular Arrhythmia Nonlinear Analysis.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http://dx.doi.org/10.1109/IPC.2007.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Professional Communication Conference (IPCC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Task-space motion planning of MRI-actuated catheters for catheter ablation of atrial fibrillation.</text:p>
          </table:table-cell>
          <table:table-cell office:value-type="string" calcext:value-type="string">
            <text:p>IROS</text:p>
          </table:table-cell>
          <table:table-cell office:value-type="string" calcext:value-type="string">
            <text:p>http://dx.doi.org/10.1109/IROS.2014.6943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/RJS International Conference on Intelligent RObots and Systems (IRO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A 400 mV atrial fibrillation detector with 0.56 pJ/operation in 65nm CMOS.</text:p>
          </table:table-cell>
          <table:table-cell office:value-type="string" calcext:value-type="string">
            <text:p>ISCAS</text:p>
          </table:table-cell>
          <table:table-cell office:value-type="string" calcext:value-type="string">
            <text:p>http://dx.doi.org/10.1109/ISCAS.2015.71692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Circuits and Systems (ISCAS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Maximum Margin Clustering Method Based on Immune Evolution for Electrocardiogram Arrhythmias Diagnosis.</text:p>
          </table:table-cell>
          <table:table-cell office:value-type="string" calcext:value-type="string">
            <text:p>ISCID</text:p>
          </table:table-cell>
          <table:table-cell office:value-type="string" calcext:value-type="string">
            <text:p>http://dx.doi.org/10.1109/ISCID.2011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Computational Intelligence and Design (ISCID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Reliable Detection of Malignant Ventricular Arrhythmias Based on Complex Network Theory.</text:p>
          </table:table-cell>
          <table:table-cell office:value-type="string" calcext:value-type="string">
            <text:p>IScIDE</text:p>
          </table:table-cell>
          <table:table-cell office:value-type="string" calcext:value-type="string">
            <text:p>http://dx.doi.org/10.1007/978-3-642-36669-7_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ino-foreign-interchange Workshop on Intelligent Science and Intelligent Data Engineering (IScIDE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On real-time arrhythmia detection in ECG monitors using antidictionary coding.</text:p>
          </table:table-cell>
          <table:table-cell office:value-type="string" calcext:value-type="string">
            <text:p>ISITA</text:p>
          </table:table-cell>
          <table:table-cell office:value-type="string" calcext:value-type="string">
            <text:p>http://dblp.org/rec/conf/isita/OtaM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Information Theory and its Applications (ISITA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trial Arrhythmias Detection Based on Neural Network Combining Fuzzy Classifiers.</text:p>
          </table:table-cell>
          <table:table-cell office:value-type="string" calcext:value-type="string">
            <text:p>ISNN</text:p>
          </table:table-cell>
          <table:table-cell office:value-type="string" calcext:value-type="string">
            <text:p>http://dx.doi.org/10.1007/978-3-540-72393-6_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Neural Networks (ISNN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 20µW intra-cardiac signal-processing IC with 82dB bio-impedance measurement dynamic range and analog feature extraction for ventricular fibrillation detection.</text:p>
          </table:table-cell>
          <table:table-cell office:value-type="string" calcext:value-type="string">
            <text:p>ISSCC</text:p>
          </table:table-cell>
          <table:table-cell office:value-type="string" calcext:value-type="string">
            <text:p>http://dx.doi.org/10.1109/ISSCC.2013.6487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olid-State Circuits Conference (ISSCC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Detection of an electrocardiogram R wave based on the multiscale products : MIT/BIH arrhythmia and Qt databases evaluation.</text:p>
          </table:table-cell>
          <table:table-cell office:value-type="string" calcext:value-type="string">
            <text:p>ISSPA</text:p>
          </table:table-cell>
          <table:table-cell office:value-type="string" calcext:value-type="string">
            <text:p>http://dx.doi.org/10.1109/ISSPA.2007.4555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Sciences, Signal Processing and their Applications (ISSPA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uperiority Real-Time Cardiac Arrhythmias Detection Using Trigger Learning Method.</text:p>
          </table:table-cell>
          <table:table-cell office:value-type="string" calcext:value-type="string">
            <text:p>ITBAM</text:p>
          </table:table-cell>
          <table:table-cell office:value-type="string" calcext:value-type="string">
            <text:p>http://dx.doi.org/10.1007/978-3-642-23208-4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formation Technology in Bio- and Medical Informatics (ITBAM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CG based system for arrhythmia detection and patient identification.</text:p>
          </table:table-cell>
          <table:table-cell office:value-type="string" calcext:value-type="string">
            <text:p>ITI</text:p>
          </table:table-cell>
          <table:table-cell office:value-type="string" calcext:value-type="string">
            <text:p>http://dx.doi.org/10.2498/iti.2013.0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Information Technology Interfaces (ITI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 New Neural Network with Adaptive Activation Function for Classification of ECG Arrhythmias.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http://dx.doi.org/10.1007/978-3-540-74819-9_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gent and Multi-Agent Systems: Technologies and Applications (KES-AMSTA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Early Experiences from a Guideline-based Computerized Clinical Decision Support for Stroke Prevention in Atrial Fibrillation.</text:p>
          </table:table-cell>
          <table:table-cell office:value-type="string" calcext:value-type="string">
            <text:p>MedInfo</text:p>
          </table:table-cell>
          <table:table-cell office:value-type="string" calcext:value-type="string">
            <text:p>http://dx.doi.org/10.3233/978-1-61499-289-9-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rld Congress on Medical and Health (Medical) Informatics (MedInf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CG-based prediction of ventricular fibrillation by means of the PCA.</text:p>
          </table:table-cell>
          <table:table-cell office:value-type="string" calcext:value-type="string">
            <text:p>MeMeA</text:p>
          </table:table-cell>
          <table:table-cell office:value-type="string" calcext:value-type="string">
            <text:p>http://dx.doi.org/10.1109/MeMeA.2014.6860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Medical Measurements and Applications (MeMeA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A Neuro-Genetic System for Cardiac Arrhythmia Classification.</text:p>
          </table:table-cell>
          <table:table-cell office:value-type="string" calcext:value-type="string">
            <text:p>MLDM</text:p>
          </table:table-cell>
          <table:table-cell office:value-type="string" calcext:value-type="string">
            <text:p>http://dx.doi.org/10.1007/978-3-319-08979-9_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ansactions on Machine Learning and Data Mining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Sparse spectral analysis of atrial fibrillation electrograms.</text:p>
          </table:table-cell>
          <table:table-cell office:value-type="string" calcext:value-type="string">
            <text:p>MLSP</text:p>
          </table:table-cell>
          <table:table-cell office:value-type="string" calcext:value-type="string">
            <text:p>http://dx.doi.org/10.1109/MLSP.2012.63497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Workshop on Machine Learning for Signal Processing (MLSP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Toward Modeling of Radio-frequency Ablation Lesions for Image-guided Left Atrial Fibrillation Therapy: Model Formulation and Preliminary Evaluation.</text:p>
          </table:table-cell>
          <table:table-cell office:value-type="string" calcext:value-type="string">
            <text:p>MMVR</text:p>
          </table:table-cell>
          <table:table-cell office:value-type="string" calcext:value-type="string">
            <text:p>http://dx.doi.org/10.3233/978-1-61499-209-7-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ine Meets Virtual Reality (MMVR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Risk Factor Interactions and Genetic Effects Associated with Post-Operative Atrial Fibrillation.</text:p>
          </table:table-cell>
          <table:table-cell office:value-type="string" calcext:value-type="string">
            <text:p>Pacific Symposium on Biocomputing</text:p>
          </table:table-cell>
          <table:table-cell office:value-type="string" calcext:value-type="string">
            <text:p>http://dblp.org/rec/conf/psb/MotsingerDBRR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 Symposium on Biocomputing (PSB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Extracting Fuzzy Rules for Detecting Ventricular Arrhythmias Based on NEWFM.</text:p>
          </table:table-cell>
          <table:table-cell office:value-type="string" calcext:value-type="string">
            <text:p>PAKDD</text:p>
          </table:table-cell>
          <table:table-cell office:value-type="string" calcext:value-type="string">
            <text:p>http://dx.doi.org/10.1007/978-3-642-01307-2_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cific-Asia Conference on Knowledge Discovery and Data Mining (PAKDD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A risk and Incidence Based Atrial Fibrillation Detection Scheme for wearable healthcare computing devices.</text:p>
          </table:table-cell>
          <table:table-cell office:value-type="string" calcext:value-type="string">
            <text:p>PervasiveHealth</text:p>
          </table:table-cell>
          <table:table-cell office:value-type="string" calcext:value-type="string">
            <text:p>http://dx.doi.org/10.4108/icst.pervasivehealth.2012.248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Computing Technologies for Healthcare (PervasiveHealth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 wireless system for monitoring of children with suspected cardiac arrhythmias.</text:p>
          </table:table-cell>
          <table:table-cell office:value-type="string" calcext:value-type="string">
            <text:p>PETRA</text:p>
          </table:table-cell>
          <table:table-cell office:value-type="string" calcext:value-type="string">
            <text:p>http://dblp.org/rec/conf/petra/KyriacouPKPPJHV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Pervasive Technologies Related to Assistive Environments (PETRA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Transductive Support Vector Machines for Risk Recognition of Sustained Ventricular Tachycardia and Flicker after Myocardial Infarction.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http://dblp.org/rec/conf/pris/JankowskiPSO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ttern Recognition in Information Systems (PRI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emplate based classification of cardiac Arrhythmia in ECG data.</text:p>
          </table:table-cell>
          <table:table-cell office:value-type="string" calcext:value-type="string">
            <text:p>ReTIS</text:p>
          </table:table-cell>
          <table:table-cell office:value-type="string" calcext:value-type="string">
            <text:p>http://dx.doi.org/10.1109/ReTIS.2015.7232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Recent Trends in Information Systems (ReTIS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Detecting ventricular fibrillation by fast algorithm of dynamic sample entropy.</text:p>
          </table:table-cell>
          <table:table-cell office:value-type="string" calcext:value-type="string">
            <text:p>ROBIO</text:p>
          </table:table-cell>
          <table:table-cell office:value-type="string" calcext:value-type="string">
            <text:p>http://dx.doi.org/10.1109/ROBIO.2009.54207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Robotics and Biomimetics (ROBIO)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Enhanced time-domain detection of the activation frequency of atrial fibrillation.</text:p>
          </table:table-cell>
          <table:table-cell office:value-type="string" calcext:value-type="string">
            <text:p>SACI</text:p>
          </table:table-cell>
          <table:table-cell office:value-type="string" calcext:value-type="string">
            <text:p>http://dx.doi.org/10.1109/SACI.2014.68400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Symposium on Applied Computational Intelligence and Informatics (SACI)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Toward real-time modeling of human heart ventricles at cellular resolution: simulation of drug-induced arrhythmias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http://dx.doi.org/10.1109/SC.2012.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ience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Neuro-fuzzy-based Arrhythmia Classification Using Heart Rate Variability Features.</text:p>
          </table:table-cell>
          <table:table-cell office:value-type="string" calcext:value-type="string">
            <text:p>SCCC</text:p>
          </table:table-cell>
          <table:table-cell office:value-type="string" calcext:value-type="string">
            <text:p>http://dx.doi.org/10.1109/SCCC.2010.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f the Chilean Computer Science Society (SCCC)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Intelligent Systems to Autonomously Classify Several Arrhythmia Using Information from ECG.</text:p>
          </table:table-cell>
          <table:table-cell office:value-type="string" calcext:value-type="string">
            <text:p>SocialCom</text:p>
          </table:table-cell>
          <table:table-cell office:value-type="string" calcext:value-type="string">
            <text:p>http://dx.doi.org/10.1109/SocialCom.2013.1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Conference on Social Computing (SocialCom)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Arrhythmia Beat Classification Using Pruned Fuzzy K-Nearest Neighbor Classifier.</text:p>
          </table:table-cell>
          <table:table-cell office:value-type="string" calcext:value-type="string">
            <text:p>SoCPaR</text:p>
          </table:table-cell>
          <table:table-cell office:value-type="string" calcext:value-type="string">
            <text:p>http://dx.doi.org/10.1109/SoCPaR.2009.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f Soft Computing and Pattern Recognition (SoCPaR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ECG Arrhythmia Classification Using Spearman Rank Correlation and Support Vector Machine.</text:p>
          </table:table-cell>
          <table:table-cell office:value-type="string" calcext:value-type="string">
            <text:p>SocProS</text:p>
          </table:table-cell>
          <table:table-cell office:value-type="string" calcext:value-type="string">
            <text:p>http://dx.doi.org/10.1007/978-81-322-0491-6_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ernational Conference on Soft Computing for Problem Solving (SocProS)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raversed Graph Representation for Sparse Encoding of Macro-Reentrant Tachycardia.</text:p>
          </table:table-cell>
          <table:table-cell office:value-type="string" calcext:value-type="string">
            <text:p>STACOM@MICCAI</text:p>
          </table:table-cell>
          <table:table-cell office:value-type="string" calcext:value-type="string">
            <text:p>http://dx.doi.org/10.1007/978-3-319-28712-6_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Cardiac arrhythmia visualization in a virtual heart for electrophysiology education.</text:p>
          </table:table-cell>
          <table:table-cell office:value-type="string" calcext:value-type="string">
            <text:p>SummerSim</text:p>
          </table:table-cell>
          <table:table-cell office:value-type="string" calcext:value-type="string">
            <text:p>http://dblp.org/rec/conf/summersim/XingRBO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mmer Simulation Multiconference (SummerSim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AFiT - Atrial Fibrillation Ablation Planning Tool.</text:p>
          </table:table-cell>
          <table:table-cell office:value-type="string" calcext:value-type="string">
            <text:p>VMV</text:p>
          </table:table-cell>
          <table:table-cell office:value-type="string" calcext:value-type="string">
            <text:p>http://dx.doi.org/10.2312/PE/VMV/VMV11/223-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ision Modeling and Visualization (VMV)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Cardiac arrhythmia detection using dynamic time warping of ECG beats in e-healthcare systems.</text:p>
          </table:table-cell>
          <table:table-cell office:value-type="string" calcext:value-type="string">
            <text:p>WOWMOM</text:p>
          </table:table-cell>
          <table:table-cell office:value-type="string" calcext:value-type="string">
            <text:p>http://dx.doi.org/10.1109/WoWMoM.2011.59861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EEE International Symposium on a World of Wireless, Mobile and Multimedia Networks (WoWMoM)</text:p>
          </table:table-cell>
        </table:table-row>
      </table:table>
      <table:named-expressions/>
      <table:database-ranges>
        <table:database-range table:name="__Anonymous_Sheet_DB__0" table:target-range-address="dblp_conf_2006_2016.A1:dblp_conf_2006_2016.G1048549">
          <table:sort>
            <table:sort-by table:field-number="4" table:order="descending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dblp_conf_2006_2016_all.A1:dblp_conf_2006_2016_all.G1048576">
          <table:sort>
            <table:sort-by table:field-number="4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000/00/00</text:date>, <text:time style:data-style-name="N2" text:time-value="12:16:57.548133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4T13:58:14.680381827</dc:date>
    <meta:editing-duration>PT2H57M43S</meta:editing-duration>
    <meta:editing-cycles>10</meta:editing-cycles>
    <meta:generator>LibreOffice/5.1.0.3$Linux_X86_64 LibreOffice_project/10m0$Build-3</meta:generator>
    <meta:document-statistic meta:table-count="2" meta:cell-count="2625" meta:object-count="0"/>
  </office:meta>
</office:document-meta>
</file>